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1.942cm"/>
    </style:style>
    <style:style style:name="co20" style:family="table-column">
      <style:table-column-properties fo:break-before="auto" style:column-width="8.313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8.6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tics-react" table:style-name="ta1">
        <table:shapes>
          <draw:frame draw:z-index="0" draw:style-name="gr1" draw:text-style-name="P1" svg:width="16cm" svg:height="9cm" svg:x="9.632cm" svg:y="3.234cm">
            <draw:object draw:notify-on-update-of-ranges="'analytics-react'.A1:'analytics-react'.A1 'analytics-react'.A2:'analytics-react'.A99 'analytics-react'.B1:'analytics-react'.B1 'analytics-react'.B2:'analytics-react'.B99 'analytics-react'.C1:'analytics-react'.C1 'analytics-react'.C2:'analytics-react'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float" office:value="3.64500000432599" calcext:value-type="float">
            <text:p>3,65</text:p>
          </table:table-cell>
          <table:table-cell office:value-type="float" office:value="50.0250000040978" calcext:value-type="float">
            <text:p>50,03</text:p>
          </table:table-cell>
          <table:table-cell office:value-type="float" office:value="166.405" calcext:value-type="float">
            <text:p>166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000000258209" calcext:value-type="float">
            <text:p>3,21</text:p>
          </table:table-cell>
          <table:table-cell office:value-type="float" office:value="39.9150000012014" calcext:value-type="float">
            <text:p>39,92</text:p>
          </table:table-cell>
          <table:table-cell office:value-type="float" office:value="39.915" calcext:value-type="float">
            <text:p>39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499999967404" calcext:value-type="float">
            <text:p>1,52</text:p>
          </table:table-cell>
          <table:table-cell office:value-type="float" office:value="50.4050000017742" calcext:value-type="float">
            <text:p>50,41</text:p>
          </table:table-cell>
          <table:table-cell office:value-type="float" office:value="133.54" calcext:value-type="float">
            <text:p>133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999999868916" calcext:value-type="float">
            <text:p>1,78</text:p>
          </table:table-cell>
          <table:table-cell office:value-type="float" office:value="56.5049999931944" calcext:value-type="float">
            <text:p>56,50</text:p>
          </table:table-cell>
          <table:table-cell office:value-type="float" office:value="56.504" calcext:value-type="float">
            <text:p>56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00000088708" calcext:value-type="float">
            <text:p>1,77</text:p>
          </table:table-cell>
          <table:table-cell office:value-type="float" office:value="56.5150000038557" calcext:value-type="float">
            <text:p>56,52</text:p>
          </table:table-cell>
          <table:table-cell office:value-type="float" office:value="139.66" calcext:value-type="float">
            <text:p>139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500000154367" calcext:value-type="float">
            <text:p>1,60</text:p>
          </table:table-cell>
          <table:table-cell office:value-type="float" office:value="39.9800000013784" calcext:value-type="float">
            <text:p>39,98</text:p>
          </table:table-cell>
          <table:table-cell office:value-type="float" office:value="139.79" calcext:value-type="float">
            <text:p>139,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999999788124" calcext:value-type="float">
            <text:p>2,10</text:p>
          </table:table-cell>
          <table:table-cell office:value-type="float" office:value="59.8299999983283" calcext:value-type="float">
            <text:p>59,83</text:p>
          </table:table-cell>
          <table:table-cell office:value-type="float" office:value="142.969" calcext:value-type="float">
            <text:p>142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999999904307" calcext:value-type="float">
            <text:p>1,91</text:p>
          </table:table-cell>
          <table:table-cell office:value-type="float" office:value="46.345000002475" calcext:value-type="float">
            <text:p>46,35</text:p>
          </table:table-cell>
          <table:table-cell office:value-type="float" office:value="46.345" calcext:value-type="float">
            <text:p>46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000000172062" calcext:value-type="float">
            <text:p>1,66</text:p>
          </table:table-cell>
          <table:table-cell office:value-type="float" office:value="42.3099999970873" calcext:value-type="float">
            <text:p>42,31</text:p>
          </table:table-cell>
          <table:table-cell office:value-type="float" office:value="142.014" calcext:value-type="float">
            <text:p>142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499999922235" calcext:value-type="float">
            <text:p>3,41</text:p>
          </table:table-cell>
          <table:table-cell office:value-type="float" office:value="48.0749999987893" calcext:value-type="float">
            <text:p>48,07</text:p>
          </table:table-cell>
          <table:table-cell office:value-type="float" office:value="48.074" calcext:value-type="float">
            <text:p>48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51.4299999995274" calcext:value-type="float">
            <text:p>51,43</text:p>
          </table:table-cell>
          <table:table-cell office:value-type="float" office:value="134.515" calcext:value-type="float">
            <text:p>134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500000513159" calcext:value-type="float">
            <text:p>1,89</text:p>
          </table:table-cell>
          <table:table-cell office:value-type="float" office:value="63.0250000031083" calcext:value-type="float">
            <text:p>63,03</text:p>
          </table:table-cell>
          <table:table-cell office:value-type="float" office:value="146.11" calcext:value-type="float">
            <text:p>146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9999997376" calcext:value-type="float">
            <text:p>2,12</text:p>
          </table:table-cell>
          <table:table-cell office:value-type="float" office:value="45.8999999973457" calcext:value-type="float">
            <text:p>45,90</text:p>
          </table:table-cell>
          <table:table-cell office:value-type="float" office:value="145.659" calcext:value-type="float">
            <text:p>145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500000260538" calcext:value-type="float">
            <text:p>1,99</text:p>
          </table:table-cell>
          <table:table-cell office:value-type="float" office:value="54.4099999970058" calcext:value-type="float">
            <text:p>54,41</text:p>
          </table:table-cell>
          <table:table-cell office:value-type="float" office:value="137.539" calcext:value-type="float">
            <text:p>137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99999823514" calcext:value-type="float">
            <text:p>2,23</text:p>
          </table:table-cell>
          <table:table-cell office:value-type="float" office:value="43.004999999539" calcext:value-type="float">
            <text:p>43,00</text:p>
          </table:table-cell>
          <table:table-cell office:value-type="float" office:value="43.004" calcext:value-type="float">
            <text:p>43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999999964843" calcext:value-type="float">
            <text:p>1,31</text:p>
          </table:table-cell>
          <table:table-cell office:value-type="float" office:value="51.7499999987194" calcext:value-type="float">
            <text:p>51,75</text:p>
          </table:table-cell>
          <table:table-cell office:value-type="float" office:value="134.89" calcext:value-type="float">
            <text:p>134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50000052317" calcext:value-type="float">
            <text:p>1,31</text:p>
          </table:table-cell>
          <table:table-cell office:value-type="float" office:value="55.6800000049407" calcext:value-type="float">
            <text:p>55,68</text:p>
          </table:table-cell>
          <table:table-cell office:value-type="float" office:value="55.68" calcext:value-type="float">
            <text:p>55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500000159489" calcext:value-type="float">
            <text:p>2,03</text:p>
          </table:table-cell>
          <table:table-cell office:value-type="float" office:value="54.2649999988498" calcext:value-type="float">
            <text:p>54,26</text:p>
          </table:table-cell>
          <table:table-cell office:value-type="float" office:value="154.02" calcext:value-type="float">
            <text:p>154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000000136672" calcext:value-type="float">
            <text:p>1,53</text:p>
          </table:table-cell>
          <table:table-cell office:value-type="float" office:value="50.0650000030873" calcext:value-type="float">
            <text:p>50,07</text:p>
          </table:table-cell>
          <table:table-cell office:value-type="float" office:value="50.065" calcext:value-type="float">
            <text:p>5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00000389293" calcext:value-type="float">
            <text:p>1,43</text:p>
          </table:table-cell>
          <table:table-cell office:value-type="float" office:value="52.6850000023842" calcext:value-type="float">
            <text:p>52,69</text:p>
          </table:table-cell>
          <table:table-cell office:value-type="float" office:value="135.815" calcext:value-type="float">
            <text:p>135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999999464722" calcext:value-type="float">
            <text:p>1,94</text:p>
          </table:table-cell>
          <table:table-cell office:value-type="float" office:value="46.3149999995949" calcext:value-type="float">
            <text:p>46,31</text:p>
          </table:table-cell>
          <table:table-cell office:value-type="float" office:value="46.314" calcext:value-type="float">
            <text:p>46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000000349013" calcext:value-type="float">
            <text:p>2,31</text:p>
          </table:table-cell>
          <table:table-cell office:value-type="float" office:value="56.0499999992317" calcext:value-type="float">
            <text:p>56,05</text:p>
          </table:table-cell>
          <table:table-cell office:value-type="float" office:value="139.179" calcext:value-type="float">
            <text:p>139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99999767868" calcext:value-type="float">
            <text:p>1,82</text:p>
          </table:table-cell>
          <table:table-cell office:value-type="float" office:value="45.8949999956531" calcext:value-type="float">
            <text:p>45,89</text:p>
          </table:table-cell>
          <table:table-cell office:value-type="float" office:value="145.66" calcext:value-type="float">
            <text:p>145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500000356464" calcext:value-type="float">
            <text:p>1,52</text:p>
          </table:table-cell>
          <table:table-cell office:value-type="float" office:value="52.5950000010198" calcext:value-type="float">
            <text:p>52,60</text:p>
          </table:table-cell>
          <table:table-cell office:value-type="float" office:value="135.73" calcext:value-type="float">
            <text:p>135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00242842" calcext:value-type="float">
            <text:p>1,92</text:p>
          </table:table-cell>
          <table:table-cell office:value-type="float" office:value="62.1499999979278" calcext:value-type="float">
            <text:p>62,15</text:p>
          </table:table-cell>
          <table:table-cell office:value-type="float" office:value="62.149" calcext:value-type="float">
            <text:p>62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499999477295" calcext:value-type="float">
            <text:p>1,57</text:p>
          </table:table-cell>
          <table:table-cell office:value-type="float" office:value="44.9049999951967" calcext:value-type="float">
            <text:p>44,90</text:p>
          </table:table-cell>
          <table:table-cell office:value-type="float" office:value="44.904" calcext:value-type="float">
            <text:p>4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000000328757" calcext:value-type="float">
            <text:p>2,03</text:p>
          </table:table-cell>
          <table:table-cell office:value-type="float" office:value="43.1700000044657" calcext:value-type="float">
            <text:p>43,17</text:p>
          </table:table-cell>
          <table:table-cell office:value-type="float" office:value="142.984" calcext:value-type="float">
            <text:p>142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99999729916" calcext:value-type="float">
            <text:p>1,47</text:p>
          </table:table-cell>
          <table:table-cell office:value-type="float" office:value="50.0899999969988" calcext:value-type="float">
            <text:p>50,09</text:p>
          </table:table-cell>
          <table:table-cell office:value-type="float" office:value="50.089" calcext:value-type="float">
            <text:p>50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500000417233" calcext:value-type="float">
            <text:p>2,36</text:p>
          </table:table-cell>
          <table:table-cell office:value-type="float" office:value="54.470000002766" calcext:value-type="float">
            <text:p>54,47</text:p>
          </table:table-cell>
          <table:table-cell office:value-type="float" office:value="54.47" calcext:value-type="float">
            <text:p>54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53.0049999943003" calcext:value-type="float">
            <text:p>53,00</text:p>
          </table:table-cell>
          <table:table-cell office:value-type="float" office:value="53.004" calcext:value-type="float">
            <text:p>53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000000374159" calcext:value-type="float">
            <text:p>1,58</text:p>
          </table:table-cell>
          <table:table-cell office:value-type="float" office:value="44.0900000030524" calcext:value-type="float">
            <text:p>44,09</text:p>
          </table:table-cell>
          <table:table-cell office:value-type="float" office:value="44.09" calcext:value-type="float">
            <text:p>44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499999765307" calcext:value-type="float">
            <text:p>1,60</text:p>
          </table:table-cell>
          <table:table-cell office:value-type="float" office:value="54.4000000008964" calcext:value-type="float">
            <text:p>54,40</text:p>
          </table:table-cell>
          <table:table-cell office:value-type="float" office:value="54.4" calcext:value-type="float">
            <text:p>54,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000000076136" calcext:value-type="float">
            <text:p>2,13</text:p>
          </table:table-cell>
          <table:table-cell office:value-type="float" office:value="52.3449999964214" calcext:value-type="float">
            <text:p>52,34</text:p>
          </table:table-cell>
          <table:table-cell office:value-type="float" office:value="52.344" calcext:value-type="float">
            <text:p>52,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00000422122" calcext:value-type="float">
            <text:p>1,35</text:p>
          </table:table-cell>
          <table:table-cell office:value-type="float" office:value="38.6550000039279" calcext:value-type="float">
            <text:p>38,66</text:p>
          </table:table-cell>
          <table:table-cell office:value-type="float" office:value="138.469" calcext:value-type="float">
            <text:p>138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99999957392" calcext:value-type="float">
            <text:p>2,10</text:p>
          </table:table-cell>
          <table:table-cell office:value-type="float" office:value="47.4400000020978" calcext:value-type="float">
            <text:p>47,44</text:p>
          </table:table-cell>
          <table:table-cell office:value-type="float" office:value="47.44" calcext:value-type="float">
            <text:p>47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999999929685" calcext:value-type="float">
            <text:p>2,62</text:p>
          </table:table-cell>
          <table:table-cell office:value-type="float" office:value="53.2299999977113" calcext:value-type="float">
            <text:p>53,23</text:p>
          </table:table-cell>
          <table:table-cell office:value-type="float" office:value="136.304" calcext:value-type="float">
            <text:p>136,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500000013039" calcext:value-type="float">
            <text:p>2,52</text:p>
          </table:table-cell>
          <table:table-cell office:value-type="float" office:value="43.0399999968358" calcext:value-type="float">
            <text:p>43,04</text:p>
          </table:table-cell>
          <table:table-cell office:value-type="float" office:value="142.864" calcext:value-type="float">
            <text:p>142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500000396976" calcext:value-type="float">
            <text:p>2,08</text:p>
          </table:table-cell>
          <table:table-cell office:value-type="float" office:value="44.8400000022957" calcext:value-type="float">
            <text:p>44,84</text:p>
          </table:table-cell>
          <table:table-cell office:value-type="float" office:value="44.84" calcext:value-type="float">
            <text:p>44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499999765307" calcext:value-type="float">
            <text:p>1,60</text:p>
          </table:table-cell>
          <table:table-cell office:value-type="float" office:value="52.0499999984168" calcext:value-type="float">
            <text:p>52,05</text:p>
          </table:table-cell>
          <table:table-cell office:value-type="float" office:value="52.049" calcext:value-type="float">
            <text:p>52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000000308501" calcext:value-type="float">
            <text:p>1,75</text:p>
          </table:table-cell>
          <table:table-cell office:value-type="float" office:value="38.0199999999604" calcext:value-type="float">
            <text:p>38,02</text:p>
          </table:table-cell>
          <table:table-cell office:value-type="float" office:value="38.019" calcext:value-type="float">
            <text:p>38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499999992782" calcext:value-type="float">
            <text:p>2,23</text:p>
          </table:table-cell>
          <table:table-cell office:value-type="float" office:value="54.0949999995064" calcext:value-type="float">
            <text:p>54,09</text:p>
          </table:table-cell>
          <table:table-cell office:value-type="float" office:value="137.224" calcext:value-type="float">
            <text:p>137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999999838648" calcext:value-type="float">
            <text:p>2,08</text:p>
          </table:table-cell>
          <table:table-cell office:value-type="float" office:value="43.9850000038859" calcext:value-type="float">
            <text:p>43,99</text:p>
          </table:table-cell>
          <table:table-cell office:value-type="float" office:value="143.694" calcext:value-type="float">
            <text:p>143,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500000033295" calcext:value-type="float">
            <text:p>2,80</text:p>
          </table:table-cell>
          <table:table-cell office:value-type="float" office:value="42.5299999988056" calcext:value-type="float">
            <text:p>42,53</text:p>
          </table:table-cell>
          <table:table-cell office:value-type="float" office:value="142.35" calcext:value-type="float">
            <text:p>14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500000346452" calcext:value-type="float">
            <text:p>2,10</text:p>
          </table:table-cell>
          <table:table-cell office:value-type="float" office:value="56.8100000018603" calcext:value-type="float">
            <text:p>56,81</text:p>
          </table:table-cell>
          <table:table-cell office:value-type="float" office:value="139.93" calcext:value-type="float">
            <text:p>139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36.2700000041514" calcext:value-type="float">
            <text:p>36,27</text:p>
          </table:table-cell>
          <table:table-cell office:value-type="float" office:value="36.27" calcext:value-type="float">
            <text:p>36,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9999956321" calcext:value-type="float">
            <text:p>1,68</text:p>
          </table:table-cell>
          <table:table-cell office:value-type="float" office:value="51.1550000010175" calcext:value-type="float">
            <text:p>51,16</text:p>
          </table:table-cell>
          <table:table-cell office:value-type="float" office:value="134.294" calcext:value-type="float">
            <text:p>134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49999974505" calcext:value-type="float">
            <text:p>1,32</text:p>
          </table:table-cell>
          <table:table-cell office:value-type="float" office:value="47.7800000007846" calcext:value-type="float">
            <text:p>47,78</text:p>
          </table:table-cell>
          <table:table-cell office:value-type="float" office:value="47.78" calcext:value-type="float">
            <text:p>47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99999545515" calcext:value-type="float">
            <text:p>1,62</text:p>
          </table:table-cell>
          <table:table-cell office:value-type="float" office:value="46.4050000009593" calcext:value-type="float">
            <text:p>46,41</text:p>
          </table:table-cell>
          <table:table-cell office:value-type="float" office:value="46.405" calcext:value-type="float">
            <text:p>46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499999583466" calcext:value-type="float">
            <text:p>1,96</text:p>
          </table:table-cell>
          <table:table-cell office:value-type="float" office:value="50.4650000002584" calcext:value-type="float">
            <text:p>50,47</text:p>
          </table:table-cell>
          <table:table-cell office:value-type="float" office:value="50.465" calcext:value-type="float">
            <text:p>50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99999755295" calcext:value-type="float">
            <text:p>2,18</text:p>
          </table:table-cell>
          <table:table-cell office:value-type="float" office:value="45.5349999974715" calcext:value-type="float">
            <text:p>45,53</text:p>
          </table:table-cell>
          <table:table-cell office:value-type="float" office:value="145.349" calcext:value-type="float">
            <text:p>145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999999479856" calcext:value-type="float">
            <text:p>1,79</text:p>
          </table:table-cell>
          <table:table-cell office:value-type="float" office:value="53.4849999967264" calcext:value-type="float">
            <text:p>53,48</text:p>
          </table:table-cell>
          <table:table-cell office:value-type="float" office:value="136.624" calcext:value-type="float">
            <text:p>136,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500000017928" calcext:value-type="float">
            <text:p>1,51</text:p>
          </table:table-cell>
          <table:table-cell office:value-type="float" office:value="45.7450000030804" calcext:value-type="float">
            <text:p>45,75</text:p>
          </table:table-cell>
          <table:table-cell office:value-type="float" office:value="45.745" calcext:value-type="float">
            <text:p>45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999999853782" calcext:value-type="float">
            <text:p>1,93</text:p>
          </table:table-cell>
          <table:table-cell office:value-type="float" office:value="39.4699999960721" calcext:value-type="float">
            <text:p>39,47</text:p>
          </table:table-cell>
          <table:table-cell office:value-type="float" office:value="39.469" calcext:value-type="float">
            <text:p>39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9999948754" calcext:value-type="float">
            <text:p>2,43</text:p>
          </table:table-cell>
          <table:table-cell office:value-type="float" office:value="49.4399999952293" calcext:value-type="float">
            <text:p>49,44</text:p>
          </table:table-cell>
          <table:table-cell office:value-type="float" office:value="132.524" calcext:value-type="float">
            <text:p>132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999999596039" calcext:value-type="float">
            <text:p>1,60</text:p>
          </table:table-cell>
          <table:table-cell office:value-type="float" office:value="40.5549999995856" calcext:value-type="float">
            <text:p>40,55</text:p>
          </table:table-cell>
          <table:table-cell office:value-type="float" office:value="40.554" calcext:value-type="float">
            <text:p>40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000000247965" calcext:value-type="float">
            <text:p>2,35</text:p>
          </table:table-cell>
          <table:table-cell office:value-type="float" office:value="43.9899999983027" calcext:value-type="float">
            <text:p>43,99</text:p>
          </table:table-cell>
          <table:table-cell office:value-type="float" office:value="127.07" calcext:value-type="float">
            <text:p>127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99999636551" calcext:value-type="float">
            <text:p>2,16</text:p>
          </table:table-cell>
          <table:table-cell office:value-type="float" office:value="61.809999999241" calcext:value-type="float">
            <text:p>61,81</text:p>
          </table:table-cell>
          <table:table-cell office:value-type="float" office:value="144.949" calcext:value-type="float">
            <text:p>144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499999447027" calcext:value-type="float">
            <text:p>1,87</text:p>
          </table:table-cell>
          <table:table-cell office:value-type="float" office:value="39.4749999977648" calcext:value-type="float">
            <text:p>39,47</text:p>
          </table:table-cell>
          <table:table-cell office:value-type="float" office:value="139.294" calcext:value-type="float">
            <text:p>139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500000103842" calcext:value-type="float">
            <text:p>1,62</text:p>
          </table:table-cell>
          <table:table-cell office:value-type="float" office:value="44.755000002624" calcext:value-type="float">
            <text:p>44,76</text:p>
          </table:table-cell>
          <table:table-cell office:value-type="float" office:value="144.57" calcext:value-type="float">
            <text:p>144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7999999879394" calcext:value-type="float">
            <text:p>4,08</text:p>
          </table:table-cell>
          <table:table-cell office:value-type="float" office:value="49.8850000003586" calcext:value-type="float">
            <text:p>49,89</text:p>
          </table:table-cell>
          <table:table-cell office:value-type="float" office:value="49.885" calcext:value-type="float">
            <text:p>49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00000096392" calcext:value-type="float">
            <text:p>2,41</text:p>
          </table:table-cell>
          <table:table-cell office:value-type="float" office:value="52.1799999987707" calcext:value-type="float">
            <text:p>52,18</text:p>
          </table:table-cell>
          <table:table-cell office:value-type="float" office:value="151.935" calcext:value-type="float">
            <text:p>151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00000642147" calcext:value-type="float">
            <text:p>2,77</text:p>
          </table:table-cell>
          <table:table-cell office:value-type="float" office:value="58.6650000041118" calcext:value-type="float">
            <text:p>58,67</text:p>
          </table:table-cell>
          <table:table-cell office:value-type="float" office:value="58.665" calcext:value-type="float">
            <text:p>58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00000038184" calcext:value-type="float">
            <text:p>1,79</text:p>
          </table:table-cell>
          <table:table-cell office:value-type="float" office:value="44.8699999978999" calcext:value-type="float">
            <text:p>44,87</text:p>
          </table:table-cell>
          <table:table-cell office:value-type="float" office:value="44.869" calcext:value-type="float">
            <text:p>44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500000432366" calcext:value-type="float">
            <text:p>2,21</text:p>
          </table:table-cell>
          <table:table-cell office:value-type="float" office:value="44.4900000002235" calcext:value-type="float">
            <text:p>44,49</text:p>
          </table:table-cell>
          <table:table-cell office:value-type="float" office:value="144.255" calcext:value-type="float">
            <text:p>144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499999502674" calcext:value-type="float">
            <text:p>2,28</text:p>
          </table:table-cell>
          <table:table-cell office:value-type="float" office:value="58.9699999982258" calcext:value-type="float">
            <text:p>58,97</text:p>
          </table:table-cell>
          <table:table-cell office:value-type="float" office:value="58.969" calcext:value-type="float">
            <text:p>58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00000118976" calcext:value-type="float">
            <text:p>1,47</text:p>
          </table:table-cell>
          <table:table-cell office:value-type="float" office:value="55.7049999988521" calcext:value-type="float">
            <text:p>55,70</text:p>
          </table:table-cell>
          <table:table-cell office:value-type="float" office:value="138.845" calcext:value-type="float">
            <text:p>138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000000025611" calcext:value-type="float">
            <text:p>2,15</text:p>
          </table:table-cell>
          <table:table-cell office:value-type="float" office:value="44.1199999986566" calcext:value-type="float">
            <text:p>44,12</text:p>
          </table:table-cell>
          <table:table-cell office:value-type="float" office:value="44.119" calcext:value-type="float">
            <text:p>44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9999948754" calcext:value-type="float">
            <text:p>2,43</text:p>
          </table:table-cell>
          <table:table-cell office:value-type="float" office:value="46.3749999980792" calcext:value-type="float">
            <text:p>46,37</text:p>
          </table:table-cell>
          <table:table-cell office:value-type="float" office:value="146.179" calcext:value-type="float">
            <text:p>146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00000187429" calcext:value-type="float">
            <text:p>2,95</text:p>
          </table:table-cell>
          <table:table-cell office:value-type="float" office:value="58.630000006815" calcext:value-type="float">
            <text:p>58,63</text:p>
          </table:table-cell>
          <table:table-cell office:value-type="float" office:value="58.63" calcext:value-type="float">
            <text:p>58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99999914318" calcext:value-type="float">
            <text:p>1,33</text:p>
          </table:table-cell>
          <table:table-cell office:value-type="float" office:value="43.0649999980233" calcext:value-type="float">
            <text:p>43,06</text:p>
          </table:table-cell>
          <table:table-cell office:value-type="float" office:value="126.14" calcext:value-type="float">
            <text:p>126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500000351574" calcext:value-type="float">
            <text:p>2,53</text:p>
          </table:table-cell>
          <table:table-cell office:value-type="float" office:value="50.6300000051851" calcext:value-type="float">
            <text:p>50,63</text:p>
          </table:table-cell>
          <table:table-cell office:value-type="float" office:value="150.39" calcext:value-type="float">
            <text:p>15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000000101514" calcext:value-type="float">
            <text:p>2,84</text:p>
          </table:table-cell>
          <table:table-cell office:value-type="float" office:value="54.9249999967287" calcext:value-type="float">
            <text:p>54,92</text:p>
          </table:table-cell>
          <table:table-cell office:value-type="float" office:value="138.059" calcext:value-type="float">
            <text:p>138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999999555759" calcext:value-type="float">
            <text:p>2,48</text:p>
          </table:table-cell>
          <table:table-cell office:value-type="float" office:value="52.414999998291" calcext:value-type="float">
            <text:p>52,41</text:p>
          </table:table-cell>
          <table:table-cell office:value-type="float" office:value="135.549" calcext:value-type="float">
            <text:p>135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500000093831" calcext:value-type="float">
            <text:p>2,20</text:p>
          </table:table-cell>
          <table:table-cell office:value-type="float" office:value="42.9300000032526" calcext:value-type="float">
            <text:p>42,93</text:p>
          </table:table-cell>
          <table:table-cell office:value-type="float" office:value="142.684" calcext:value-type="float">
            <text:p>142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499999775551" calcext:value-type="float">
            <text:p>2,46</text:p>
          </table:table-cell>
          <table:table-cell office:value-type="float" office:value="61.2550000005285" calcext:value-type="float">
            <text:p>61,26</text:p>
          </table:table-cell>
          <table:table-cell office:value-type="float" office:value="144.39" calcext:value-type="float">
            <text:p>144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00000019744" calcext:value-type="float">
            <text:p>2,37</text:p>
          </table:table-cell>
          <table:table-cell office:value-type="float" office:value="58.3200000037323" calcext:value-type="float">
            <text:p>58,32</text:p>
          </table:table-cell>
          <table:table-cell office:value-type="float" office:value="58.32" calcext:value-type="float">
            <text:p>58,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000000076136" calcext:value-type="float">
            <text:p>2,13</text:p>
          </table:table-cell>
          <table:table-cell office:value-type="float" office:value="51.9549999953597" calcext:value-type="float">
            <text:p>51,95</text:p>
          </table:table-cell>
          <table:table-cell office:value-type="float" office:value="51.954" calcext:value-type="float">
            <text:p>5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46.26499999722" calcext:value-type="float">
            <text:p>46,26</text:p>
          </table:table-cell>
          <table:table-cell office:value-type="float" office:value="46.264" calcext:value-type="float">
            <text:p>46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999999712687" calcext:value-type="float">
            <text:p>4,29</text:p>
          </table:table-cell>
          <table:table-cell office:value-type="float" office:value="49.9649999983376" calcext:value-type="float">
            <text:p>49,96</text:p>
          </table:table-cell>
          <table:table-cell office:value-type="float" office:value="49.964" calcext:value-type="float">
            <text:p>49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00000222586" calcext:value-type="float">
            <text:p>1,64</text:p>
          </table:table-cell>
          <table:table-cell office:value-type="float" office:value="45.6350000022212" calcext:value-type="float">
            <text:p>45,64</text:p>
          </table:table-cell>
          <table:table-cell office:value-type="float" office:value="45.635" calcext:value-type="float">
            <text:p>45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000000369502" calcext:value-type="float">
            <text:p>4,03</text:p>
          </table:table-cell>
          <table:table-cell office:value-type="float" office:value="48.9050000032876" calcext:value-type="float">
            <text:p>48,91</text:p>
          </table:table-cell>
          <table:table-cell office:value-type="float" office:value="48.905" calcext:value-type="float">
            <text:p>48,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999999586027" calcext:value-type="float">
            <text:p>2,18</text:p>
          </table:table-cell>
          <table:table-cell office:value-type="float" office:value="46.8949999994948" calcext:value-type="float">
            <text:p>46,89</text:p>
          </table:table-cell>
          <table:table-cell office:value-type="float" office:value="46.894" calcext:value-type="float">
            <text:p>46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000000606757" calcext:value-type="float">
            <text:p>2,64</text:p>
          </table:table-cell>
          <table:table-cell office:value-type="float" office:value="48.4650000071269" calcext:value-type="float">
            <text:p>48,47</text:p>
          </table:table-cell>
          <table:table-cell office:value-type="float" office:value="148.225" calcext:value-type="float">
            <text:p>148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000000005355" calcext:value-type="float">
            <text:p>1,87</text:p>
          </table:table-cell>
          <table:table-cell office:value-type="float" office:value="53.5349999991013" calcext:value-type="float">
            <text:p>53,53</text:p>
          </table:table-cell>
          <table:table-cell office:value-type="float" office:value="136.669" calcext:value-type="float">
            <text:p>136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000000106404" calcext:value-type="float">
            <text:p>1,83</text:p>
          </table:table-cell>
          <table:table-cell office:value-type="float" office:value="60.8399999982794" calcext:value-type="float">
            <text:p>60,84</text:p>
          </table:table-cell>
          <table:table-cell office:value-type="float" office:value="60.839" calcext:value-type="float">
            <text:p>60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000000465196" calcext:value-type="float">
            <text:p>2,12</text:p>
          </table:table-cell>
          <table:table-cell office:value-type="float" office:value="45.7650000025751" calcext:value-type="float">
            <text:p>45,77</text:p>
          </table:table-cell>
          <table:table-cell office:value-type="float" office:value="45.765" calcext:value-type="float">
            <text:p>45,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00000157394" calcext:value-type="float">
            <text:p>4,69</text:p>
          </table:table-cell>
          <table:table-cell office:value-type="float" office:value="49.4199999957345" calcext:value-type="float">
            <text:p>49,42</text:p>
          </table:table-cell>
          <table:table-cell office:value-type="float" office:value="49.419" calcext:value-type="float">
            <text:p>49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38.8449999954901" calcext:value-type="float">
            <text:p>38,84</text:p>
          </table:table-cell>
          <table:table-cell office:value-type="float" office:value="38.844" calcext:value-type="float">
            <text:p>38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999999712221" calcext:value-type="float">
            <text:p>1,41</text:p>
          </table:table-cell>
          <table:table-cell office:value-type="float" office:value="44.9349999980768" calcext:value-type="float">
            <text:p>44,93</text:p>
          </table:table-cell>
          <table:table-cell office:value-type="float" office:value="44.934" calcext:value-type="float">
            <text:p>44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500000488013" calcext:value-type="float">
            <text:p>2,62</text:p>
          </table:table-cell>
          <table:table-cell office:value-type="float" office:value="48.8350000014179" calcext:value-type="float">
            <text:p>48,84</text:p>
          </table:table-cell>
          <table:table-cell office:value-type="float" office:value="48.835" calcext:value-type="float">
            <text:p>48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99999944819" calcext:value-type="float">
            <text:p>2,47</text:p>
          </table:table-cell>
          <table:table-cell office:value-type="float" office:value="50.7399999987683" calcext:value-type="float">
            <text:p>50,74</text:p>
          </table:table-cell>
          <table:table-cell office:value-type="float" office:value="150.495" calcext:value-type="float">
            <text:p>150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000000000233" calcext:value-type="float">
            <text:p>1,44</text:p>
          </table:table-cell>
          <table:table-cell office:value-type="float" office:value="53.7750000003143" calcext:value-type="float">
            <text:p>53,78</text:p>
          </table:table-cell>
          <table:table-cell office:value-type="float" office:value="53.775" calcext:value-type="float">
            <text:p>53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499999619089" calcext:value-type="float">
            <text:p>3,53</text:p>
          </table:table-cell>
          <table:table-cell office:value-type="float" office:value="49.989999999525" calcext:value-type="float">
            <text:p>49,99</text:p>
          </table:table-cell>
          <table:table-cell office:value-type="float" office:value="133.125" calcext:value-type="float">
            <text:p>133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00000096392" calcext:value-type="float">
            <text:p>2,41</text:p>
          </table:table-cell>
          <table:table-cell office:value-type="float" office:value="46.714999996766" calcext:value-type="float">
            <text:p>46,71</text:p>
          </table:table-cell>
          <table:table-cell office:value-type="float" office:value="146.469" calcext:value-type="float">
            <text:p>146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000000061002" calcext:value-type="float">
            <text:p>2,28</text:p>
          </table:table-cell>
          <table:table-cell office:value-type="float" office:value="43.1349999998929" calcext:value-type="float">
            <text:p>43,13</text:p>
          </table:table-cell>
          <table:table-cell office:value-type="float" office:value="142.894" calcext:value-type="float">
            <text:p>142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499999891734" calcext:value-type="float">
            <text:p>2,27</text:p>
          </table:table-cell>
          <table:table-cell office:value-type="float" office:value="41.4699999964796" calcext:value-type="float">
            <text:p>41,47</text:p>
          </table:table-cell>
          <table:table-cell office:value-type="float" office:value="124.555" calcext:value-type="float">
            <text:p>124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000000071013" calcext:value-type="float">
            <text:p>1,70</text:p>
          </table:table-cell>
          <table:table-cell office:value-type="float" office:value="51.1449999976321" calcext:value-type="float">
            <text:p>51,14</text:p>
          </table:table-cell>
          <table:table-cell office:value-type="float" office:value="51.144" calcext:value-type="float">
            <text:p>51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44.515000001411" calcext:value-type="float">
            <text:p>44,52</text:p>
          </table:table-cell>
          <table:table-cell office:value-type="float" office:value="44.515" calcext:value-type="float">
            <text:p>44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99])" office:value-type="float" office:value="2.12372448976919" calcext:value-type="float">
            <text:p>2,12</text:p>
          </table:table-cell>
          <table:table-cell table:formula="of:=AVERAGE([.B2:.B99])" office:value-type="float" office:value="49.202091836582" calcext:value-type="float">
            <text:p>49,20</text:p>
          </table:table-cell>
          <table:table-cell table:formula="of:=AVERAGE([.C2:.C99])" office:value-type="float" office:value="94.8405714285714" calcext:value-type="float">
            <text:p>94,84</text:p>
          </table:table-cell>
          <table:table-cell/>
        </table:table-row>
      </table:table>
      <table:table table:name="analytics-vuejs" table:style-name="ta1">
        <table:shapes>
          <draw:frame draw:z-index="0" draw:name="vuejs" draw:style-name="gr1" draw:text-style-name="P1" svg:width="16cm" svg:height="9cm" svg:x="8.034cm" svg:y="2.842cm">
            <draw:object draw:notify-on-update-of-ranges="'analytics-vuejs'.A1:'analytics-vuejs'.A1 'analytics-vuejs'.A2:'analytics-vuejs'.A99 'analytics-vuejs'.B1:'analytics-vuejs'.B1 'analytics-vuejs'.B2:'analytics-vuejs'.B99 'analytics-vuejs'.C1:'analytics-vuejs'.C1 'analytics-vuejs'.C2:'analytics-vuejs'.C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vuejs</svg:title>
          </draw:frame>
        </table:shapes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float" office:value="3.50500000058673" calcext:value-type="float">
            <text:p>3,51</text:p>
          </table:table-cell>
          <table:table-cell office:value-type="float" office:value="52.4500000028638" calcext:value-type="float">
            <text:p>52,45</text:p>
          </table:table-cell>
          <table:table-cell office:value-type="float" office:value="135.585" calcext:value-type="float">
            <text:p>135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99999816297" calcext:value-type="float">
            <text:p>4,46</text:p>
          </table:table-cell>
          <table:table-cell office:value-type="float" office:value="51.6950000019278" calcext:value-type="float">
            <text:p>51,70</text:p>
          </table:table-cell>
          <table:table-cell office:value-type="float" office:value="134.83" calcext:value-type="float">
            <text:p>134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000000525732" calcext:value-type="float">
            <text:p>1,52</text:p>
          </table:table-cell>
          <table:table-cell office:value-type="float" office:value="52.2300000011455" calcext:value-type="float">
            <text:p>52,23</text:p>
          </table:table-cell>
          <table:table-cell office:value-type="float" office:value="151.99" calcext:value-type="float">
            <text:p>151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999999919441" calcext:value-type="float">
            <text:p>1,76</text:p>
          </table:table-cell>
          <table:table-cell office:value-type="float" office:value="52.2000000055414" calcext:value-type="float">
            <text:p>52,20</text:p>
          </table:table-cell>
          <table:table-cell office:value-type="float" office:value="151.965" calcext:value-type="float">
            <text:p>151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99999752734" calcext:value-type="float">
            <text:p>1,97</text:p>
          </table:table-cell>
          <table:table-cell office:value-type="float" office:value="44.7899999999208" calcext:value-type="float">
            <text:p>44,79</text:p>
          </table:table-cell>
          <table:table-cell office:value-type="float" office:value="127.975" calcext:value-type="float">
            <text:p>127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500000498025" calcext:value-type="float">
            <text:p>2,04</text:p>
          </table:table-cell>
          <table:table-cell office:value-type="float" office:value="57.7899999989313" calcext:value-type="float">
            <text:p>57,79</text:p>
          </table:table-cell>
          <table:table-cell office:value-type="float" office:value="140.924" calcext:value-type="float">
            <text:p>140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499999906868" calcext:value-type="float">
            <text:p>2,12</text:p>
          </table:table-cell>
          <table:table-cell office:value-type="float" office:value="53.7049999984447" calcext:value-type="float">
            <text:p>53,70</text:p>
          </table:table-cell>
          <table:table-cell office:value-type="float" office:value="170.095" calcext:value-type="float">
            <text:p>170,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50000002305" calcext:value-type="float">
            <text:p>1,94</text:p>
          </table:table-cell>
          <table:table-cell office:value-type="float" office:value="53.1049999990501" calcext:value-type="float">
            <text:p>53,10</text:p>
          </table:table-cell>
          <table:table-cell office:value-type="float" office:value="136.229" calcext:value-type="float">
            <text:p>136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999999565771" calcext:value-type="float">
            <text:p>1,90</text:p>
          </table:table-cell>
          <table:table-cell office:value-type="float" office:value="45.0199999977485" calcext:value-type="float">
            <text:p>45,02</text:p>
          </table:table-cell>
          <table:table-cell office:value-type="float" office:value="128.154" calcext:value-type="float">
            <text:p>128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00000288244" calcext:value-type="float">
            <text:p>1,47</text:p>
          </table:table-cell>
          <table:table-cell office:value-type="float" office:value="117.975000001024" calcext:value-type="float">
            <text:p>117,98</text:p>
          </table:table-cell>
          <table:table-cell office:value-type="float" office:value="117.975" calcext:value-type="float">
            <text:p>117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00000189757" calcext:value-type="float">
            <text:p>1,73</text:p>
          </table:table-cell>
          <table:table-cell office:value-type="float" office:value="45.4499999977998" calcext:value-type="float">
            <text:p>45,45</text:p>
          </table:table-cell>
          <table:table-cell office:value-type="float" office:value="128.59" calcext:value-type="float">
            <text:p>128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52.7349999974831" calcext:value-type="float">
            <text:p>52,73</text:p>
          </table:table-cell>
          <table:table-cell office:value-type="float" office:value="135.869" calcext:value-type="float">
            <text:p>135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000000601634" calcext:value-type="float">
            <text:p>2,21</text:p>
          </table:table-cell>
          <table:table-cell office:value-type="float" office:value="51.3400000054389" calcext:value-type="float">
            <text:p>51,34</text:p>
          </table:table-cell>
          <table:table-cell office:value-type="float" office:value="134.475" calcext:value-type="float">
            <text:p>134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999999969965" calcext:value-type="float">
            <text:p>1,74</text:p>
          </table:table-cell>
          <table:table-cell office:value-type="float" office:value="54.1450000018813" calcext:value-type="float">
            <text:p>54,15</text:p>
          </table:table-cell>
          <table:table-cell office:value-type="float" office:value="153.904" calcext:value-type="float">
            <text:p>153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500000427244" calcext:value-type="float">
            <text:p>1,78</text:p>
          </table:table-cell>
          <table:table-cell office:value-type="float" office:value="54.6749999994063" calcext:value-type="float">
            <text:p>54,67</text:p>
          </table:table-cell>
          <table:table-cell office:value-type="float" office:value="154.439" calcext:value-type="float">
            <text:p>154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99999631429" calcext:value-type="float">
            <text:p>1,73</text:p>
          </table:table-cell>
          <table:table-cell office:value-type="float" office:value="54.3849999958184" calcext:value-type="float">
            <text:p>54,38</text:p>
          </table:table-cell>
          <table:table-cell office:value-type="float" office:value="154.194" calcext:value-type="float">
            <text:p>154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9999995227" calcext:value-type="float">
            <text:p>1,67</text:p>
          </table:table-cell>
          <table:table-cell office:value-type="float" office:value="53.7750000003143" calcext:value-type="float">
            <text:p>53,78</text:p>
          </table:table-cell>
          <table:table-cell office:value-type="float" office:value="153.545" calcext:value-type="float">
            <text:p>15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000000106404" calcext:value-type="float">
            <text:p>1,83</text:p>
          </table:table-cell>
          <table:table-cell office:value-type="float" office:value="45.975000000908" calcext:value-type="float">
            <text:p>45,98</text:p>
          </table:table-cell>
          <table:table-cell office:value-type="float" office:value="129.11" calcext:value-type="float">
            <text:p>129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999999858905" calcext:value-type="float">
            <text:p>2,36</text:p>
          </table:table-cell>
          <table:table-cell office:value-type="float" office:value="56.5700000006473" calcext:value-type="float">
            <text:p>56,57</text:p>
          </table:table-cell>
          <table:table-cell office:value-type="float" office:value="156.334" calcext:value-type="float">
            <text:p>156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6.0949999999139" calcext:value-type="float">
            <text:p>56,09</text:p>
          </table:table-cell>
          <table:table-cell office:value-type="float" office:value="139.235" calcext:value-type="float">
            <text:p>13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49999998766" calcext:value-type="float">
            <text:p>1,80</text:p>
          </table:table-cell>
          <table:table-cell office:value-type="float" office:value="41.3649999973131" calcext:value-type="float">
            <text:p>41,36</text:p>
          </table:table-cell>
          <table:table-cell office:value-type="float" office:value="141.189" calcext:value-type="float">
            <text:p>141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999999580905" calcext:value-type="float">
            <text:p>1,75</text:p>
          </table:table-cell>
          <table:table-cell office:value-type="float" office:value="44.0600000001723" calcext:value-type="float">
            <text:p>44,06</text:p>
          </table:table-cell>
          <table:table-cell office:value-type="float" office:value="143.869" calcext:value-type="float">
            <text:p>143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500000305939" calcext:value-type="float">
            <text:p>1,54</text:p>
          </table:table-cell>
          <table:table-cell office:value-type="float" office:value="54.7700000024634" calcext:value-type="float">
            <text:p>54,77</text:p>
          </table:table-cell>
          <table:table-cell office:value-type="float" office:value="154.529" calcext:value-type="float">
            <text:p>154,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99999949709" calcext:value-type="float">
            <text:p>1,46</text:p>
          </table:table-cell>
          <table:table-cell office:value-type="float" office:value="63.3499999967171" calcext:value-type="float">
            <text:p>63,35</text:p>
          </table:table-cell>
          <table:table-cell office:value-type="float" office:value="146.489" calcext:value-type="float">
            <text:p>146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999999687076" calcext:value-type="float">
            <text:p>2,14</text:p>
          </table:table-cell>
          <table:table-cell office:value-type="float" office:value="43.2699999946635" calcext:value-type="float">
            <text:p>43,27</text:p>
          </table:table-cell>
          <table:table-cell office:value-type="float" office:value="143.079" calcext:value-type="float">
            <text:p>143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999999717344" calcext:value-type="float">
            <text:p>1,84</text:p>
          </table:table-cell>
          <table:table-cell office:value-type="float" office:value="117.480000000796" calcext:value-type="float">
            <text:p>117,48</text:p>
          </table:table-cell>
          <table:table-cell office:value-type="float" office:value="117.48" calcext:value-type="float">
            <text:p>117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000000106636" calcext:value-type="float">
            <text:p>3,27</text:p>
          </table:table-cell>
          <table:table-cell office:value-type="float" office:value="48.7500000017462" calcext:value-type="float">
            <text:p>48,75</text:p>
          </table:table-cell>
          <table:table-cell office:value-type="float" office:value="131.885" calcext:value-type="float">
            <text:p>131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00000068452" calcext:value-type="float">
            <text:p>1,49</text:p>
          </table:table-cell>
          <table:table-cell office:value-type="float" office:value="51.2500000040745" calcext:value-type="float">
            <text:p>51,25</text:p>
          </table:table-cell>
          <table:table-cell office:value-type="float" office:value="167.639" calcext:value-type="float">
            <text:p>167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500000108965" calcext:value-type="float">
            <text:p>2,05</text:p>
          </table:table-cell>
          <table:table-cell office:value-type="float" office:value="46.795000002021" calcext:value-type="float">
            <text:p>46,80</text:p>
          </table:table-cell>
          <table:table-cell office:value-type="float" office:value="129.925" calcext:value-type="float">
            <text:p>129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000000061234" calcext:value-type="float">
            <text:p>3,72</text:p>
          </table:table-cell>
          <table:table-cell office:value-type="float" office:value="48.3750000057626" calcext:value-type="float">
            <text:p>48,38</text:p>
          </table:table-cell>
          <table:table-cell office:value-type="float" office:value="131.5" calcext:value-type="float">
            <text:p>131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499999922002" calcext:value-type="float">
            <text:p>1,97</text:p>
          </table:table-cell>
          <table:table-cell office:value-type="float" office:value="49.9300000010408" calcext:value-type="float">
            <text:p>49,93</text:p>
          </table:table-cell>
          <table:table-cell office:value-type="float" office:value="133.065" calcext:value-type="float">
            <text:p>133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0000406988" calcext:value-type="float">
            <text:p>1,50</text:p>
          </table:table-cell>
          <table:table-cell office:value-type="float" office:value="52.3549999998068" calcext:value-type="float">
            <text:p>52,35</text:p>
          </table:table-cell>
          <table:table-cell office:value-type="float" office:value="152.119" calcext:value-type="float">
            <text:p>152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499999942258" calcext:value-type="float">
            <text:p>2,25</text:p>
          </table:table-cell>
          <table:table-cell office:value-type="float" office:value="58.4149999995134" calcext:value-type="float">
            <text:p>58,41</text:p>
          </table:table-cell>
          <table:table-cell office:value-type="float" office:value="124.925" calcext:value-type="float">
            <text:p>124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499999977648" calcext:value-type="float">
            <text:p>2,38</text:p>
          </table:table-cell>
          <table:table-cell office:value-type="float" office:value="51.659999997355" calcext:value-type="float">
            <text:p>51,66</text:p>
          </table:table-cell>
          <table:table-cell office:value-type="float" office:value="151.42" calcext:value-type="float">
            <text:p>151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000000172062" calcext:value-type="float">
            <text:p>1,66</text:p>
          </table:table-cell>
          <table:table-cell office:value-type="float" office:value="46.1649999997462" calcext:value-type="float">
            <text:p>46,16</text:p>
          </table:table-cell>
          <table:table-cell office:value-type="float" office:value="162.55" calcext:value-type="float">
            <text:p>16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00242842" calcext:value-type="float">
            <text:p>1,92</text:p>
          </table:table-cell>
          <table:table-cell office:value-type="float" office:value="45.8600000056322" calcext:value-type="float">
            <text:p>45,86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00000027311" calcext:value-type="float">
            <text:p>1,62</text:p>
          </table:table-cell>
          <table:table-cell office:value-type="float" office:value="46.0549999988871" calcext:value-type="float">
            <text:p>46,05</text:p>
          </table:table-cell>
          <table:table-cell office:value-type="float" office:value="129.235" calcext:value-type="float">
            <text:p>12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499999927124" calcext:value-type="float">
            <text:p>2,40</text:p>
          </table:table-cell>
          <table:table-cell office:value-type="float" office:value="56.7549999977928" calcext:value-type="float">
            <text:p>56,75</text:p>
          </table:table-cell>
          <table:table-cell office:value-type="float" office:value="123.26" calcext:value-type="float">
            <text:p>123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00000389293" calcext:value-type="float">
            <text:p>1,43</text:p>
          </table:table-cell>
          <table:table-cell office:value-type="float" office:value="61.2299999993411" calcext:value-type="float">
            <text:p>61,23</text:p>
          </table:table-cell>
          <table:table-cell office:value-type="float" office:value="177.675" calcext:value-type="float">
            <text:p>177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999999929685" calcext:value-type="float">
            <text:p>2,62</text:p>
          </table:table-cell>
          <table:table-cell office:value-type="float" office:value="62.9699999990407" calcext:value-type="float">
            <text:p>62,97</text:p>
          </table:table-cell>
          <table:table-cell office:value-type="float" office:value="162.734" calcext:value-type="float">
            <text:p>162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9999512685" calcext:value-type="float">
            <text:p>1,70</text:p>
          </table:table-cell>
          <table:table-cell office:value-type="float" office:value="50.7649999999558" calcext:value-type="float">
            <text:p>50,76</text:p>
          </table:table-cell>
          <table:table-cell office:value-type="float" office:value="150.529" calcext:value-type="float">
            <text:p>150,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000000293367" calcext:value-type="float">
            <text:p>1,90</text:p>
          </table:table-cell>
          <table:table-cell office:value-type="float" office:value="52.9049999968265" calcext:value-type="float">
            <text:p>52,90</text:p>
          </table:table-cell>
          <table:table-cell office:value-type="float" office:value="152.674" calcext:value-type="float">
            <text:p>152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00000225147" calcext:value-type="float">
            <text:p>1,86</text:p>
          </table:table-cell>
          <table:table-cell office:value-type="float" office:value="60.0950000007288" calcext:value-type="float">
            <text:p>60,10</text:p>
          </table:table-cell>
          <table:table-cell office:value-type="float" office:value="143.235" calcext:value-type="float">
            <text:p>143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00000288244" calcext:value-type="float">
            <text:p>1,47</text:p>
          </table:table-cell>
          <table:table-cell office:value-type="float" office:value="54.150000003574" calcext:value-type="float">
            <text:p>54,15</text:p>
          </table:table-cell>
          <table:table-cell office:value-type="float" office:value="137.28" calcext:value-type="float">
            <text:p>137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99999988405" calcext:value-type="float">
            <text:p>1,63</text:p>
          </table:table-cell>
          <table:table-cell office:value-type="float" office:value="41.5849999990314" calcext:value-type="float">
            <text:p>41,58</text:p>
          </table:table-cell>
          <table:table-cell office:value-type="float" office:value="141.349" calcext:value-type="float">
            <text:p>141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999999803258" calcext:value-type="float">
            <text:p>1,95</text:p>
          </table:table-cell>
          <table:table-cell office:value-type="float" office:value="63.640000000305" calcext:value-type="float">
            <text:p>63,64</text:p>
          </table:table-cell>
          <table:table-cell office:value-type="float" office:value="130.145" calcext:value-type="float">
            <text:p>130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99999631429" calcext:value-type="float">
            <text:p>1,73</text:p>
          </table:table-cell>
          <table:table-cell office:value-type="float" office:value="53.3199999990757" calcext:value-type="float">
            <text:p>53,32</text:p>
          </table:table-cell>
          <table:table-cell office:value-type="float" office:value="136.454" calcext:value-type="float">
            <text:p>136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500000361819" calcext:value-type="float">
            <text:p>3,39</text:p>
          </table:table-cell>
          <table:table-cell office:value-type="float" office:value="49.0550000031362" calcext:value-type="float">
            <text:p>49,06</text:p>
          </table:table-cell>
          <table:table-cell office:value-type="float" office:value="148.809" calcext:value-type="float">
            <text:p>148,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000000601634" calcext:value-type="float">
            <text:p>2,21</text:p>
          </table:table-cell>
          <table:table-cell office:value-type="float" office:value="51.2200000011944" calcext:value-type="float">
            <text:p>51,22</text:p>
          </table:table-cell>
          <table:table-cell office:value-type="float" office:value="150.985" calcext:value-type="float">
            <text:p>150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00000118976" calcext:value-type="float">
            <text:p>1,47</text:p>
          </table:table-cell>
          <table:table-cell office:value-type="float" office:value="55.675000003248" calcext:value-type="float">
            <text:p>55,68</text:p>
          </table:table-cell>
          <table:table-cell office:value-type="float" office:value="155.435" calcext:value-type="float">
            <text:p>155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00000016205" calcext:value-type="float">
            <text:p>2,24</text:p>
          </table:table-cell>
          <table:table-cell office:value-type="float" office:value="59.014999998908" calcext:value-type="float">
            <text:p>59,01</text:p>
          </table:table-cell>
          <table:table-cell office:value-type="float" office:value="142.149" calcext:value-type="float">
            <text:p>142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000000045868" calcext:value-type="float">
            <text:p>2,43</text:p>
          </table:table-cell>
          <table:table-cell office:value-type="float" office:value="51.0599999979604" calcext:value-type="float">
            <text:p>51,06</text:p>
          </table:table-cell>
          <table:table-cell office:value-type="float" office:value="134.185" calcext:value-type="float">
            <text:p>134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999999874039" calcext:value-type="float">
            <text:p>2,21</text:p>
          </table:table-cell>
          <table:table-cell office:value-type="float" office:value="54.374999999709" calcext:value-type="float">
            <text:p>54,37</text:p>
          </table:table-cell>
          <table:table-cell office:value-type="float" office:value="154.134" calcext:value-type="float">
            <text:p>154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500000194879" calcext:value-type="float">
            <text:p>2,16</text:p>
          </table:table-cell>
          <table:table-cell office:value-type="float" office:value="50.6299999979092" calcext:value-type="float">
            <text:p>50,63</text:p>
          </table:table-cell>
          <table:table-cell office:value-type="float" office:value="133.755" calcext:value-type="float">
            <text:p>133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99999984866" calcext:value-type="float">
            <text:p>1,50</text:p>
          </table:table-cell>
          <table:table-cell office:value-type="float" office:value="45.044999998936" calcext:value-type="float">
            <text:p>45,04</text:p>
          </table:table-cell>
          <table:table-cell office:value-type="float" office:value="144.8" calcext:value-type="float">
            <text:p>144,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99999752734" calcext:value-type="float">
            <text:p>1,97</text:p>
          </table:table-cell>
          <table:table-cell office:value-type="float" office:value="46.0800000000745" calcext:value-type="float">
            <text:p>46,08</text:p>
          </table:table-cell>
          <table:table-cell office:value-type="float" office:value="129.209" calcext:value-type="float">
            <text:p>129,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47.8149999980815" calcext:value-type="float">
            <text:p>47,81</text:p>
          </table:table-cell>
          <table:table-cell office:value-type="float" office:value="147.569" calcext:value-type="float">
            <text:p>147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00000038184" calcext:value-type="float">
            <text:p>1,79</text:p>
          </table:table-cell>
          <table:table-cell office:value-type="float" office:value="52.335000000312" calcext:value-type="float">
            <text:p>52,34</text:p>
          </table:table-cell>
          <table:table-cell office:value-type="float" office:value="152.105" calcext:value-type="float">
            <text:p>152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000000611646" calcext:value-type="float">
            <text:p>1,63</text:p>
          </table:table-cell>
          <table:table-cell office:value-type="float" office:value="56.9900000045891" calcext:value-type="float">
            <text:p>56,99</text:p>
          </table:table-cell>
          <table:table-cell office:value-type="float" office:value="123.44" calcext:value-type="float">
            <text:p>123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500000144355" calcext:value-type="float">
            <text:p>2,18</text:p>
          </table:table-cell>
          <table:table-cell office:value-type="float" office:value="45.9649999975227" calcext:value-type="float">
            <text:p>45,96</text:p>
          </table:table-cell>
          <table:table-cell office:value-type="float" office:value="145.779" calcext:value-type="float">
            <text:p>145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99999944819" calcext:value-type="float">
            <text:p>2,47</text:p>
          </table:table-cell>
          <table:table-cell office:value-type="float" office:value="46.4800000045216" calcext:value-type="float">
            <text:p>46,48</text:p>
          </table:table-cell>
          <table:table-cell office:value-type="float" office:value="129.605" calcext:value-type="float">
            <text:p>12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500000589062" calcext:value-type="float">
            <text:p>2,58</text:p>
          </table:table-cell>
          <table:table-cell office:value-type="float" office:value="61.9500000029802" calcext:value-type="float">
            <text:p>61,95</text:p>
          </table:table-cell>
          <table:table-cell office:value-type="float" office:value="128.459" calcext:value-type="float">
            <text:p>128,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999999434454" calcext:value-type="float">
            <text:p>2,24</text:p>
          </table:table-cell>
          <table:table-cell office:value-type="float" office:value="53.9649999991525" calcext:value-type="float">
            <text:p>53,96</text:p>
          </table:table-cell>
          <table:table-cell office:value-type="float" office:value="137.099" calcext:value-type="float">
            <text:p>137,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99999755295" calcext:value-type="float">
            <text:p>2,18</text:p>
          </table:table-cell>
          <table:table-cell office:value-type="float" office:value="51.7150000014226" calcext:value-type="float">
            <text:p>51,72</text:p>
          </table:table-cell>
          <table:table-cell office:value-type="float" office:value="134.85" calcext:value-type="float">
            <text:p>134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999999757856" calcext:value-type="float">
            <text:p>2,40</text:p>
          </table:table-cell>
          <table:table-cell office:value-type="float" office:value="51.9449999992503" calcext:value-type="float">
            <text:p>51,94</text:p>
          </table:table-cell>
          <table:table-cell office:value-type="float" office:value="135.08" calcext:value-type="float">
            <text:p>135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000000005355" calcext:value-type="float">
            <text:p>1,87</text:p>
          </table:table-cell>
          <table:table-cell office:value-type="float" office:value="46.4500000016415" calcext:value-type="float">
            <text:p>46,45</text:p>
          </table:table-cell>
          <table:table-cell office:value-type="float" office:value="146.26" calcext:value-type="float">
            <text:p>146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00000157161" calcext:value-type="float">
            <text:p>3,25</text:p>
          </table:table-cell>
          <table:table-cell office:value-type="float" office:value="48.240000003716" calcext:value-type="float">
            <text:p>48,24</text:p>
          </table:table-cell>
          <table:table-cell office:value-type="float" office:value="131.375" calcext:value-type="float">
            <text:p>131,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499999532942" calcext:value-type="float">
            <text:p>1,98</text:p>
          </table:table-cell>
          <table:table-cell office:value-type="float" office:value="121.059999997669" calcext:value-type="float">
            <text:p>121,06</text:p>
          </table:table-cell>
          <table:table-cell office:value-type="float" office:value="121.059" calcext:value-type="float">
            <text:p>121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500000078697" calcext:value-type="float">
            <text:p>2,35</text:p>
          </table:table-cell>
          <table:table-cell office:value-type="float" office:value="41.7050000032759" calcext:value-type="float">
            <text:p>41,71</text:p>
          </table:table-cell>
          <table:table-cell office:value-type="float" office:value="124.895" calcext:value-type="float">
            <text:p>12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40745" calcext:value-type="float">
            <text:p>2,00</text:p>
          </table:table-cell>
          <table:table-cell office:value-type="float" office:value="45.1699999975972" calcext:value-type="float">
            <text:p>45,17</text:p>
          </table:table-cell>
          <table:table-cell office:value-type="float" office:value="144.979" calcext:value-type="float">
            <text:p>144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00000139233" calcext:value-type="float">
            <text:p>1,75</text:p>
          </table:table-cell>
          <table:table-cell office:value-type="float" office:value="50.760000005539" calcext:value-type="float">
            <text:p>50,76</text:p>
          </table:table-cell>
          <table:table-cell office:value-type="float" office:value="133.89" calcext:value-type="float">
            <text:p>133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499999871477" calcext:value-type="float">
            <text:p>1,99</text:p>
          </table:table-cell>
          <table:table-cell office:value-type="float" office:value="121.800000000803" calcext:value-type="float">
            <text:p>121,80</text:p>
          </table:table-cell>
          <table:table-cell office:value-type="float" office:value="121.8" calcext:value-type="float">
            <text:p>121,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99999747612" calcext:value-type="float">
            <text:p>1,54</text:p>
          </table:table-cell>
          <table:table-cell office:value-type="float" office:value="44.6799999990617" calcext:value-type="float">
            <text:p>44,68</text:p>
          </table:table-cell>
          <table:table-cell office:value-type="float" office:value="127.869" calcext:value-type="float">
            <text:p>127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000000283588" calcext:value-type="float">
            <text:p>3,92</text:p>
          </table:table-cell>
          <table:table-cell office:value-type="float" office:value="63.2450000048266" calcext:value-type="float">
            <text:p>63,25</text:p>
          </table:table-cell>
          <table:table-cell office:value-type="float" office:value="129.755" calcext:value-type="float">
            <text:p>129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0000406988" calcext:value-type="float">
            <text:p>1,50</text:p>
          </table:table-cell>
          <table:table-cell office:value-type="float" office:value="57.0050000023912" calcext:value-type="float">
            <text:p>57,01</text:p>
          </table:table-cell>
          <table:table-cell office:value-type="float" office:value="123.465" calcext:value-type="float">
            <text:p>123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500000518281" calcext:value-type="float">
            <text:p>2,32</text:p>
          </table:table-cell>
          <table:table-cell office:value-type="float" office:value="61.0100000048988" calcext:value-type="float">
            <text:p>61,01</text:p>
          </table:table-cell>
          <table:table-cell office:value-type="float" office:value="144.145" calcext:value-type="float">
            <text:p>144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499999795575" calcext:value-type="float">
            <text:p>1,30</text:p>
          </table:table-cell>
          <table:table-cell office:value-type="float" office:value="51.7749999999069" calcext:value-type="float">
            <text:p>51,77</text:p>
          </table:table-cell>
          <table:table-cell office:value-type="float" office:value="134.904" calcext:value-type="float">
            <text:p>13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500000391854" calcext:value-type="float">
            <text:p>1,65</text:p>
          </table:table-cell>
          <table:table-cell office:value-type="float" office:value="59.0999999985797" calcext:value-type="float">
            <text:p>59,10</text:p>
          </table:table-cell>
          <table:table-cell office:value-type="float" office:value="142.234" calcext:value-type="float">
            <text:p>142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999999813736" calcext:value-type="float">
            <text:p>4,25</text:p>
          </table:table-cell>
          <table:table-cell office:value-type="float" office:value="49.2950000043493" calcext:value-type="float">
            <text:p>49,30</text:p>
          </table:table-cell>
          <table:table-cell office:value-type="float" office:value="132.429" calcext:value-type="float">
            <text:p>132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999999995343" calcext:value-type="float">
            <text:p>2,45</text:p>
          </table:table-cell>
          <table:table-cell office:value-type="float" office:value="56.3850000035018" calcext:value-type="float">
            <text:p>56,39</text:p>
          </table:table-cell>
          <table:table-cell office:value-type="float" office:value="139.515" calcext:value-type="float">
            <text:p>13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99999899184" calcext:value-type="float">
            <text:p>1,48</text:p>
          </table:table-cell>
          <table:table-cell office:value-type="float" office:value="63.25499999366" calcext:value-type="float">
            <text:p>63,25</text:p>
          </table:table-cell>
          <table:table-cell office:value-type="float" office:value="163.019" calcext:value-type="float">
            <text:p>163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000000086147" calcext:value-type="float">
            <text:p>1,55</text:p>
          </table:table-cell>
          <table:table-cell office:value-type="float" office:value="51.6399999978603" calcext:value-type="float">
            <text:p>51,64</text:p>
          </table:table-cell>
          <table:table-cell office:value-type="float" office:value="151.409" calcext:value-type="float">
            <text:p>151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00000278233" calcext:value-type="float">
            <text:p>2,05</text:p>
          </table:table-cell>
          <table:table-cell office:value-type="float" office:value="118.540000003122" calcext:value-type="float">
            <text:p>118,54</text:p>
          </table:table-cell>
          <table:table-cell office:value-type="float" office:value="118.54" calcext:value-type="float">
            <text:p>118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499999841209" calcext:value-type="float">
            <text:p>2,29</text:p>
          </table:table-cell>
          <table:table-cell office:value-type="float" office:value="60.5900000009569" calcext:value-type="float">
            <text:p>60,59</text:p>
          </table:table-cell>
          <table:table-cell office:value-type="float" office:value="143.72" calcext:value-type="float">
            <text:p>143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499999770429" calcext:value-type="float">
            <text:p>2,03</text:p>
          </table:table-cell>
          <table:table-cell office:value-type="float" office:value="52.0999999935157" calcext:value-type="float">
            <text:p>52,10</text:p>
          </table:table-cell>
          <table:table-cell office:value-type="float" office:value="135.224" calcext:value-type="float">
            <text:p>135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9999512685" calcext:value-type="float">
            <text:p>1,70</text:p>
          </table:table-cell>
          <table:table-cell office:value-type="float" office:value="50.4999999975553" calcext:value-type="float">
            <text:p>50,50</text:p>
          </table:table-cell>
          <table:table-cell office:value-type="float" office:value="133.629" calcext:value-type="float">
            <text:p>133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56.7850000006729" calcext:value-type="float">
            <text:p>56,79</text:p>
          </table:table-cell>
          <table:table-cell office:value-type="float" office:value="156.544" calcext:value-type="float">
            <text:p>156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00000599073" calcext:value-type="float">
            <text:p>2,00</text:p>
          </table:table-cell>
          <table:table-cell office:value-type="float" office:value="63.3200000011129" calcext:value-type="float">
            <text:p>63,32</text:p>
          </table:table-cell>
          <table:table-cell office:value-type="float" office:value="146.515" calcext:value-type="float">
            <text:p>146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99999747612" calcext:value-type="float">
            <text:p>1,54</text:p>
          </table:table-cell>
          <table:table-cell office:value-type="float" office:value="59.7749999942607" calcext:value-type="float">
            <text:p>59,77</text:p>
          </table:table-cell>
          <table:table-cell office:value-type="float" office:value="126.224" calcext:value-type="float">
            <text:p>126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00000088708" calcext:value-type="float">
            <text:p>1,77</text:p>
          </table:table-cell>
          <table:table-cell office:value-type="float" office:value="122.970000003988" calcext:value-type="float">
            <text:p>122,97</text:p>
          </table:table-cell>
          <table:table-cell office:value-type="float" office:value="122.97" calcext:value-type="float">
            <text:p>122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499999543419" calcext:value-type="float">
            <text:p>4,28</text:p>
          </table:table-cell>
          <table:table-cell office:value-type="float" office:value="65.3200000015204" calcext:value-type="float">
            <text:p>65,32</text:p>
          </table:table-cell>
          <table:table-cell office:value-type="float" office:value="148.454" calcext:value-type="float">
            <text:p>148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00000222586" calcext:value-type="float">
            <text:p>1,64</text:p>
          </table:table-cell>
          <table:table-cell office:value-type="float" office:value="53.6150000043563" calcext:value-type="float">
            <text:p>53,62</text:p>
          </table:table-cell>
          <table:table-cell office:value-type="float" office:value="136.75" calcext:value-type="float">
            <text:p>136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00000035623" calcext:value-type="float">
            <text:p>1,57</text:p>
          </table:table-cell>
          <table:table-cell office:value-type="float" office:value="47.7200000023004" calcext:value-type="float">
            <text:p>47,72</text:p>
          </table:table-cell>
          <table:table-cell office:value-type="float" office:value="130.855" calcext:value-type="float">
            <text:p>130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499999714782" calcext:value-type="float">
            <text:p>1,62</text:p>
          </table:table-cell>
          <table:table-cell office:value-type="float" office:value="47.1849999958067" calcext:value-type="float">
            <text:p>47,18</text:p>
          </table:table-cell>
          <table:table-cell office:value-type="float" office:value="147.004" calcext:value-type="float">
            <text:p>147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00000019744" calcext:value-type="float">
            <text:p>2,37</text:p>
          </table:table-cell>
          <table:table-cell office:value-type="float" office:value="59.9250000013853" calcext:value-type="float">
            <text:p>59,93</text:p>
          </table:table-cell>
          <table:table-cell office:value-type="float" office:value="159.679" calcext:value-type="float">
            <text:p>15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50000026566" calcext:value-type="float">
            <text:p>2,42</text:p>
          </table:table-cell>
          <table:table-cell office:value-type="float" office:value="59.8450000034063" calcext:value-type="float">
            <text:p>59,85</text:p>
          </table:table-cell>
          <table:table-cell office:value-type="float" office:value="159.6" calcext:value-type="float">
            <text:p>159,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99999636551" calcext:value-type="float">
            <text:p>2,16</text:p>
          </table:table-cell>
          <table:table-cell office:value-type="float" office:value="51.9899999999325" calcext:value-type="float">
            <text:p>51,99</text:p>
          </table:table-cell>
          <table:table-cell office:value-type="float" office:value="135.125" calcext:value-type="float">
            <text:p>135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00000225147" calcext:value-type="float">
            <text:p>1,86</text:p>
          </table:table-cell>
          <table:table-cell office:value-type="float" office:value="47.4499999982072" calcext:value-type="float">
            <text:p>47,45</text:p>
          </table:table-cell>
          <table:table-cell office:value-type="float" office:value="130.584" calcext:value-type="float">
            <text:p>130,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99])" office:value-type="float" office:value="2.07693877583013" calcext:value-type="float">
            <text:p>2,08</text:p>
          </table:table-cell>
          <table:table-cell table:formula="of:=AVERAGE([.B2:.B99])" office:value-type="float" office:value="56.6831122453049" calcext:value-type="float">
            <text:p>56,68</text:p>
          </table:table-cell>
          <table:table-cell table:formula="of:=AVERAGE([.C2:.C99])" office:value-type="float" office:value="140.331795918367" calcext:value-type="float">
            <text:p>140,33</text:p>
          </table:table-cell>
          <table:table-cell/>
        </table:table-row>
      </table:table>
      <table:table table:name="bench-reac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30535143" calcext:value-type="float">
            <text:p>161713053514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5665" calcext:value-type="float">
            <text:p>161713053566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5907" calcext:value-type="float">
            <text:p>16171305359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114" calcext:value-type="float">
            <text:p>161713053611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324" calcext:value-type="float">
            <text:p>16171305363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522" calcext:value-type="float">
            <text:p>16171305365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755" calcext:value-type="float">
            <text:p>161713053675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985" calcext:value-type="float">
            <text:p>161713053698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212" calcext:value-type="float">
            <text:p>16171305372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418" calcext:value-type="float">
            <text:p>16171305374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630" calcext:value-type="float">
            <text:p>16171305376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825" calcext:value-type="float">
            <text:p>16171305378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046" calcext:value-type="float">
            <text:p>161713053804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279" calcext:value-type="float">
            <text:p>161713053827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500" calcext:value-type="float">
            <text:p>16171305385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714" calcext:value-type="float">
            <text:p>16171305387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923" calcext:value-type="float">
            <text:p>16171305389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134" calcext:value-type="float">
            <text:p>1617130539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351" calcext:value-type="float">
            <text:p>161713053935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573" calcext:value-type="float">
            <text:p>161713053957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802" calcext:value-type="float">
            <text:p>161713053980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023" calcext:value-type="float">
            <text:p>16171305400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231" calcext:value-type="float">
            <text:p>16171305402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441" calcext:value-type="float">
            <text:p>16171305404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667" calcext:value-type="float">
            <text:p>161713054066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890" calcext:value-type="float">
            <text:p>161713054089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107" calcext:value-type="float">
            <text:p>1617130541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325" calcext:value-type="float">
            <text:p>161713054132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568" calcext:value-type="float">
            <text:p>161713054156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779" calcext:value-type="float">
            <text:p>16171305417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997" calcext:value-type="float">
            <text:p>161713054199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222" calcext:value-type="float">
            <text:p>16171305422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428" calcext:value-type="float">
            <text:p>16171305424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630" calcext:value-type="float">
            <text:p>16171305426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843" calcext:value-type="float">
            <text:p>161713054284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083" calcext:value-type="float">
            <text:p>161713054308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309" calcext:value-type="float">
            <text:p>16171305433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536" calcext:value-type="float">
            <text:p>161713054353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766" calcext:value-type="float">
            <text:p>161713054376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960" calcext:value-type="float">
            <text:p>161713054396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173" calcext:value-type="float">
            <text:p>16171305441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406" calcext:value-type="float">
            <text:p>16171305444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632" calcext:value-type="float">
            <text:p>16171305446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850" calcext:value-type="float">
            <text:p>161713054485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069" calcext:value-type="float">
            <text:p>161713054506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286" calcext:value-type="float">
            <text:p>161713054528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506" calcext:value-type="float">
            <text:p>16171305455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728" calcext:value-type="float">
            <text:p>16171305457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945" calcext:value-type="float">
            <text:p>161713054594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141" calcext:value-type="float">
            <text:p>1617130546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361" calcext:value-type="float">
            <text:p>16171305463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586" calcext:value-type="float">
            <text:p>161713054658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794" calcext:value-type="float">
            <text:p>161713054679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999" calcext:value-type="float">
            <text:p>161713054699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223" calcext:value-type="float">
            <text:p>16171305472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430" calcext:value-type="float">
            <text:p>16171305474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642" calcext:value-type="float">
            <text:p>16171305476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858" calcext:value-type="float">
            <text:p>161713054785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079" calcext:value-type="float">
            <text:p>161713054807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289" calcext:value-type="float">
            <text:p>16171305482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502" calcext:value-type="float">
            <text:p>16171305485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715" calcext:value-type="float">
            <text:p>16171305487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941" calcext:value-type="float">
            <text:p>161713054894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155" calcext:value-type="float">
            <text:p>161713054915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372" calcext:value-type="float">
            <text:p>16171305493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619" calcext:value-type="float">
            <text:p>161713054961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843" calcext:value-type="float">
            <text:p>16171305498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069" calcext:value-type="float">
            <text:p>161713055006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285" calcext:value-type="float">
            <text:p>161713055028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520" calcext:value-type="float">
            <text:p>16171305505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736" calcext:value-type="float">
            <text:p>16171305507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960" calcext:value-type="float">
            <text:p>16171305509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189" calcext:value-type="float">
            <text:p>161713055118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391" calcext:value-type="float">
            <text:p>16171305513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600" calcext:value-type="float">
            <text:p>16171305516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831" calcext:value-type="float">
            <text:p>161713055183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050" calcext:value-type="float">
            <text:p>161713055205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256" calcext:value-type="float">
            <text:p>16171305522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478" calcext:value-type="float">
            <text:p>16171305524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690" calcext:value-type="float">
            <text:p>161713055269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895" calcext:value-type="float">
            <text:p>16171305528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090" calcext:value-type="float">
            <text:p>16171305530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309" calcext:value-type="float">
            <text:p>16171305533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524" calcext:value-type="float">
            <text:p>161713055352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734" calcext:value-type="float">
            <text:p>16171305537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957" calcext:value-type="float">
            <text:p>161713055395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191" calcext:value-type="float">
            <text:p>161713055419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403" calcext:value-type="float">
            <text:p>16171305544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598" calcext:value-type="float">
            <text:p>16171305545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808" calcext:value-type="float">
            <text:p>16171305548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020" calcext:value-type="float">
            <text:p>16171305550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234" calcext:value-type="float">
            <text:p>161713055523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464" calcext:value-type="float">
            <text:p>16171305554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684" calcext:value-type="float">
            <text:p>16171305556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886" calcext:value-type="float">
            <text:p>161713055588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122" calcext:value-type="float">
            <text:p>1617130556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340" calcext:value-type="float">
            <text:p>16171305563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564" calcext:value-type="float">
            <text:p>161713055656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787" calcext:value-type="float">
            <text:p>161713055678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7000" calcext:value-type="float">
            <text:p>16171305570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ench-vuejs" table:style-name="ta1">
        <table:shapes>
          <draw:frame draw:z-index="0" draw:style-name="gr1" draw:text-style-name="P1" svg:width="15.999cm" svg:height="8.999cm" svg:x="5.951cm" svg:y="0.1cm">
            <draw:object draw:notify-on-update-of-ranges="'bench-vuejs'.B1:'bench-vuejs'.B1 'bench-vuejs'.B2:'bench-vuejs'.B100 'bench-vuejs'.C1:'bench-vuejs'.C1 'bench-vuejs'.C2:'bench-vuejs'.C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25634102" calcext:value-type="float">
            <text:p>1617125634102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319" calcext:value-type="float">
            <text:p>161712563431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551" calcext:value-type="float">
            <text:p>1617125634551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768" calcext:value-type="float">
            <text:p>1617125634768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992" calcext:value-type="float">
            <text:p>1617125634992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194" calcext:value-type="float">
            <text:p>1617125635194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432" calcext:value-type="float">
            <text:p>1617125635432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649" calcext:value-type="float">
            <text:p>1617125635649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856" calcext:value-type="float">
            <text:p>1617125635856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066" calcext:value-type="float">
            <text:p>1617125636066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288" calcext:value-type="float">
            <text:p>1617125636288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496" calcext:value-type="float">
            <text:p>1617125636496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714" calcext:value-type="float">
            <text:p>1617125636714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927" calcext:value-type="float">
            <text:p>1617125636927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160" calcext:value-type="float">
            <text:p>1617125637160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359" calcext:value-type="float">
            <text:p>1617125637359</text:p>
          </table:table-cell>
          <table:table-cell office:value-type="float" office:value="196" calcext:value-type="float">
            <text:p>19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609" calcext:value-type="float">
            <text:p>1617125637609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817" calcext:value-type="float">
            <text:p>1617125637817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039" calcext:value-type="float">
            <text:p>1617125638039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255" calcext:value-type="float">
            <text:p>1617125638255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486" calcext:value-type="float">
            <text:p>161712563848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700" calcext:value-type="float">
            <text:p>1617125638700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922" calcext:value-type="float">
            <text:p>1617125638922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131" calcext:value-type="float">
            <text:p>1617125639131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365" calcext:value-type="float">
            <text:p>1617125639365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575" calcext:value-type="float">
            <text:p>161712563957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777" calcext:value-type="float">
            <text:p>1617125639777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973" calcext:value-type="float">
            <text:p>1617125639973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195" calcext:value-type="float">
            <text:p>1617125640195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408" calcext:value-type="float">
            <text:p>1617125640408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623" calcext:value-type="float">
            <text:p>161712564062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837" calcext:value-type="float">
            <text:p>1617125640837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047" calcext:value-type="float">
            <text:p>1617125641047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269" calcext:value-type="float">
            <text:p>1617125641269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491" calcext:value-type="float">
            <text:p>161712564149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724" calcext:value-type="float">
            <text:p>1617125641724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941" calcext:value-type="float">
            <text:p>1617125641941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144" calcext:value-type="float">
            <text:p>1617125642144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342" calcext:value-type="float">
            <text:p>1617125642342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605" calcext:value-type="float">
            <text:p>1617125642605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832" calcext:value-type="float">
            <text:p>1617125642832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031" calcext:value-type="float">
            <text:p>161712564303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240" calcext:value-type="float">
            <text:p>1617125643240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446" calcext:value-type="float">
            <text:p>1617125643446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657" calcext:value-type="float">
            <text:p>1617125643657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868" calcext:value-type="float">
            <text:p>1617125643868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079" calcext:value-type="float">
            <text:p>1617125644079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298" calcext:value-type="float">
            <text:p>1617125644298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512" calcext:value-type="float">
            <text:p>1617125644512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708" calcext:value-type="float">
            <text:p>161712564470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920" calcext:value-type="float">
            <text:p>1617125644920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127" calcext:value-type="float">
            <text:p>1617125645127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341" calcext:value-type="float">
            <text:p>1617125645341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545" calcext:value-type="float">
            <text:p>161712564554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749" calcext:value-type="float">
            <text:p>1617125645749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964" calcext:value-type="float">
            <text:p>161712564596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163" calcext:value-type="float">
            <text:p>1617125646163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357" calcext:value-type="float">
            <text:p>1617125646357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569" calcext:value-type="float">
            <text:p>161712564656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779" calcext:value-type="float">
            <text:p>161712564677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995" calcext:value-type="float">
            <text:p>1617125646995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195" calcext:value-type="float">
            <text:p>1617125647195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403" calcext:value-type="float">
            <text:p>1617125647403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621" calcext:value-type="float">
            <text:p>1617125647621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837" calcext:value-type="float">
            <text:p>1617125647837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043" calcext:value-type="float">
            <text:p>1617125648043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255" calcext:value-type="float">
            <text:p>1617125648255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450" calcext:value-type="float">
            <text:p>1617125648450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662" calcext:value-type="float">
            <text:p>1617125648662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858" calcext:value-type="float">
            <text:p>161712564885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069" calcext:value-type="float">
            <text:p>1617125649069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264" calcext:value-type="float">
            <text:p>1617125649264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475" calcext:value-type="float">
            <text:p>161712564947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670" calcext:value-type="float">
            <text:p>1617125649670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861" calcext:value-type="float">
            <text:p>161712564986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057" calcext:value-type="float">
            <text:p>1617125650057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266" calcext:value-type="float">
            <text:p>161712565026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474" calcext:value-type="float">
            <text:p>1617125650474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700" calcext:value-type="float">
            <text:p>1617125650700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908" calcext:value-type="float">
            <text:p>1617125650908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102" calcext:value-type="float">
            <text:p>1617125651102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314" calcext:value-type="float">
            <text:p>161712565131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529" calcext:value-type="float">
            <text:p>1617125651529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720" calcext:value-type="float">
            <text:p>1617125651720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927" calcext:value-type="float">
            <text:p>1617125651927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113" calcext:value-type="float">
            <text:p>1617125652113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305" calcext:value-type="float">
            <text:p>1617125652305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499" calcext:value-type="float">
            <text:p>161712565249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719" calcext:value-type="float">
            <text:p>1617125652719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921" calcext:value-type="float">
            <text:p>1617125652921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128" calcext:value-type="float">
            <text:p>1617125653128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323" calcext:value-type="float">
            <text:p>161712565332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512" calcext:value-type="float">
            <text:p>161712565351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695" calcext:value-type="float">
            <text:p>1617125653695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915" calcext:value-type="float">
            <text:p>1617125653915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131" calcext:value-type="float">
            <text:p>161712565413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338" calcext:value-type="float">
            <text:p>1617125654338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527" calcext:value-type="float">
            <text:p>161712565452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719" calcext:value-type="float">
            <text:p>1617125654719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100])" office:value-type="float" office:value="157.919191919192" calcext:value-type="float">
            <text:p>157,919191919192</text:p>
          </table:table-cell>
          <table:table-cell table:formula="of:=AVERAGE([.C2:.C100])" office:value-type="float" office:value="151.10101010101" calcext:value-type="float">
            <text:p>151,1010101010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08:26:17.547395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2T08:30:58.090923424</dc:date>
    <dc:creator>Bruno Thomas</dc:creator>
    <meta:editing-duration>PT2H4M8S</meta:editing-duration>
    <meta:editing-cycles>3</meta:editing-cycles>
    <meta:generator>LibreOffice/6.4.6.2$Linux_X86_64 LibreOffice_project/40$Build-2</meta:generator>
    <meta:document-statistic meta:table-count="4" meta:cell-count="411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7.414cm" svg:y="0.316cm" chart:style-name="ch2">
          <text:p>react</text:p>
        </chart:title>
        <chart:legend chart:legend-position="end" svg:x="13.784cm" svg:y="3.703cm" style:legend-expansion="high" chart:style-name="ch3"/>
        <chart:plot-area chart:style-name="ch4" table:cell-range-address="'analytics-react'.A1:'analytics-react'.C99" chart:data-source-has-labels="row" svg:x="0.32cm" svg:y="1.275cm" svg:width="13.144cm" svg:height="7.546cm">
          <chartooo:coordinate-region svg:x="1.603cm" svg:y="1.474cm" svg:width="11.861cm" svg:height="6.5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analytics-react'.A2:'analytics-react'.A99" chart:label-cell-address="'analytics-react'.A1:'analytics-react'.A1" chart:class="chart:line">
            <chart:data-point chart:repeated="98"/>
          </chart:series>
          <chart:series chart:style-name="ch9" chart:values-cell-range-address="'analytics-react'.B2:'analytics-react'.B99" chart:label-cell-address="'analytics-react'.B1:'analytics-react'.B1" chart:class="chart:line">
            <chart:data-point chart:repeated="98"/>
          </chart:series>
          <chart:series chart:style-name="ch10" chart:values-cell-range-address="'analytics-react'.C2:'analytics-react'.C99" chart:label-cell-address="'analytics-react'.C1:'analytics-react'.C1" chart:class="chart:line">
            <chart:data-point chart:repeated="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analytics-react'.A1:'analytics-react'.A1</svg:desc>
                </draw:g>
              </table:table-cell>
              <table:table-cell office:value-type="string">
                <text:p>FCP</text:p>
                <draw:g>
                  <svg:desc>'analytics-react'.B1:'analytics-react'.B1</svg:desc>
                </draw:g>
              </table:table-cell>
              <table:table-cell office:value-type="string">
                <text:p>LCP</text:p>
                <draw:g>
                  <svg:desc>'analytics-react'.C1:'analytics-reac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500000432599">
                <text:p>3.64500000432599</text:p>
                <draw:g>
                  <svg:desc>'analytics-react'.A2:'analytics-react'.A99</svg:desc>
                </draw:g>
              </table:table-cell>
              <table:table-cell office:value-type="float" office:value="50.0250000040978">
                <text:p>50.0250000040978</text:p>
                <draw:g>
                  <svg:desc>'analytics-react'.B2:'analytics-react'.B99</svg:desc>
                </draw:g>
              </table:table-cell>
              <table:table-cell office:value-type="float" office:value="166.405">
                <text:p>166.405</text:p>
                <draw:g>
                  <svg:desc>'analytics-react'.C2:'analytics-react'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1000000258209">
                <text:p>3.21000000258209</text:p>
              </table:table-cell>
              <table:table-cell office:value-type="float" office:value="39.9150000012014">
                <text:p>39.9150000012014</text:p>
              </table:table-cell>
              <table:table-cell office:value-type="float" office:value="39.915">
                <text:p>39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499999967404">
                <text:p>1.52499999967404</text:p>
              </table:table-cell>
              <table:table-cell office:value-type="float" office:value="50.4050000017742">
                <text:p>50.4050000017742</text:p>
              </table:table-cell>
              <table:table-cell office:value-type="float" office:value="133.54">
                <text:p>13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7999999868916">
                <text:p>1.77999999868916</text:p>
              </table:table-cell>
              <table:table-cell office:value-type="float" office:value="56.5049999931944">
                <text:p>56.5049999931944</text:p>
              </table:table-cell>
              <table:table-cell office:value-type="float" office:value="56.504">
                <text:p>56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500000088708">
                <text:p>1.76500000088708</text:p>
              </table:table-cell>
              <table:table-cell office:value-type="float" office:value="56.5150000038557">
                <text:p>56.5150000038557</text:p>
              </table:table-cell>
              <table:table-cell office:value-type="float" office:value="139.66">
                <text:p>139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500000154367">
                <text:p>1.59500000154367</text:p>
              </table:table-cell>
              <table:table-cell office:value-type="float" office:value="39.9800000013784">
                <text:p>39.9800000013784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999999788124">
                <text:p>2.09999999788124</text:p>
              </table:table-cell>
              <table:table-cell office:value-type="float" office:value="59.8299999983283">
                <text:p>59.8299999983283</text:p>
              </table:table-cell>
              <table:table-cell office:value-type="float" office:value="142.969">
                <text:p>142.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0999999904307">
                <text:p>1.90999999904307</text:p>
              </table:table-cell>
              <table:table-cell office:value-type="float" office:value="46.345000002475">
                <text:p>46.345000002475</text:p>
              </table:table-cell>
              <table:table-cell office:value-type="float" office:value="46.345">
                <text:p>46.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000000172062">
                <text:p>1.66000000172062</text:p>
              </table:table-cell>
              <table:table-cell office:value-type="float" office:value="42.3099999970873">
                <text:p>42.3099999970873</text:p>
              </table:table-cell>
              <table:table-cell office:value-type="float" office:value="142.014">
                <text:p>142.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499999922235">
                <text:p>3.41499999922235</text:p>
              </table:table-cell>
              <table:table-cell office:value-type="float" office:value="48.0749999987893">
                <text:p>48.0749999987893</text:p>
              </table:table-cell>
              <table:table-cell office:value-type="float" office:value="48.074">
                <text:p>48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51.4299999995274">
                <text:p>51.4299999995274</text:p>
              </table:table-cell>
              <table:table-cell office:value-type="float" office:value="134.515">
                <text:p>134.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500000513159">
                <text:p>1.88500000513159</text:p>
              </table:table-cell>
              <table:table-cell office:value-type="float" office:value="63.0250000031083">
                <text:p>63.0250000031083</text:p>
              </table:table-cell>
              <table:table-cell office:value-type="float" office:value="146.11">
                <text:p>146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9999997376">
                <text:p>2.119999997376</text:p>
              </table:table-cell>
              <table:table-cell office:value-type="float" office:value="45.8999999973457">
                <text:p>45.8999999973457</text:p>
              </table:table-cell>
              <table:table-cell office:value-type="float" office:value="145.659">
                <text:p>145.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500000260538">
                <text:p>1.98500000260538</text:p>
              </table:table-cell>
              <table:table-cell office:value-type="float" office:value="54.4099999970058">
                <text:p>54.4099999970058</text:p>
              </table:table-cell>
              <table:table-cell office:value-type="float" office:value="137.539">
                <text:p>137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999999823514">
                <text:p>2.22999999823514</text:p>
              </table:table-cell>
              <table:table-cell office:value-type="float" office:value="43.004999999539">
                <text:p>43.004999999539</text:p>
              </table:table-cell>
              <table:table-cell office:value-type="float" office:value="43.004">
                <text:p>43.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999999964843">
                <text:p>1.30999999964843</text:p>
              </table:table-cell>
              <table:table-cell office:value-type="float" office:value="51.7499999987194">
                <text:p>51.7499999987194</text:p>
              </table:table-cell>
              <table:table-cell office:value-type="float" office:value="134.89">
                <text:p>134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50000052317">
                <text:p>1.3050000052317</text:p>
              </table:table-cell>
              <table:table-cell office:value-type="float" office:value="55.6800000049407">
                <text:p>55.6800000049407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500000159489">
                <text:p>2.02500000159489</text:p>
              </table:table-cell>
              <table:table-cell office:value-type="float" office:value="54.2649999988498">
                <text:p>54.2649999988498</text:p>
              </table:table-cell>
              <table:table-cell office:value-type="float" office:value="154.02">
                <text:p>154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000000136672">
                <text:p>1.53000000136672</text:p>
              </table:table-cell>
              <table:table-cell office:value-type="float" office:value="50.0650000030873">
                <text:p>50.0650000030873</text:p>
              </table:table-cell>
              <table:table-cell office:value-type="float" office:value="50.065">
                <text:p>50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3000000389293">
                <text:p>1.43000000389293</text:p>
              </table:table-cell>
              <table:table-cell office:value-type="float" office:value="52.6850000023842">
                <text:p>52.6850000023842</text:p>
              </table:table-cell>
              <table:table-cell office:value-type="float" office:value="135.815">
                <text:p>135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999999464722">
                <text:p>1.93999999464722</text:p>
              </table:table-cell>
              <table:table-cell office:value-type="float" office:value="46.3149999995949">
                <text:p>46.3149999995949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1000000349013">
                <text:p>2.31000000349013</text:p>
              </table:table-cell>
              <table:table-cell office:value-type="float" office:value="56.0499999992317">
                <text:p>56.0499999992317</text:p>
              </table:table-cell>
              <table:table-cell office:value-type="float" office:value="139.179">
                <text:p>139.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999999767868">
                <text:p>1.81999999767868</text:p>
              </table:table-cell>
              <table:table-cell office:value-type="float" office:value="45.8949999956531">
                <text:p>45.8949999956531</text:p>
              </table:table-cell>
              <table:table-cell office:value-type="float" office:value="145.66">
                <text:p>145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500000356464">
                <text:p>1.51500000356464</text:p>
              </table:table-cell>
              <table:table-cell office:value-type="float" office:value="52.5950000010198">
                <text:p>52.5950000010198</text:p>
              </table:table-cell>
              <table:table-cell office:value-type="float" office:value="135.73">
                <text:p>135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000000242842">
                <text:p>1.92000000242842</text:p>
              </table:table-cell>
              <table:table-cell office:value-type="float" office:value="62.1499999979278">
                <text:p>62.1499999979278</text:p>
              </table:table-cell>
              <table:table-cell office:value-type="float" office:value="62.149">
                <text:p>62.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499999477295">
                <text:p>1.57499999477295</text:p>
              </table:table-cell>
              <table:table-cell office:value-type="float" office:value="44.9049999951967">
                <text:p>44.9049999951967</text:p>
              </table:table-cell>
              <table:table-cell office:value-type="float" office:value="44.904">
                <text:p>44.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3000000328757">
                <text:p>2.03000000328757</text:p>
              </table:table-cell>
              <table:table-cell office:value-type="float" office:value="43.1700000044657">
                <text:p>43.1700000044657</text:p>
              </table:table-cell>
              <table:table-cell office:value-type="float" office:value="142.984">
                <text:p>142.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499999729916">
                <text:p>1.47499999729916</text:p>
              </table:table-cell>
              <table:table-cell office:value-type="float" office:value="50.0899999969988">
                <text:p>50.0899999969988</text:p>
              </table:table-cell>
              <table:table-cell office:value-type="float" office:value="50.089">
                <text:p>50.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5500000417233">
                <text:p>2.35500000417233</text:p>
              </table:table-cell>
              <table:table-cell office:value-type="float" office:value="54.470000002766">
                <text:p>54.470000002766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53.0049999943003">
                <text:p>53.0049999943003</text:p>
              </table:table-cell>
              <table:table-cell office:value-type="float" office:value="53.004">
                <text:p>53.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000000374159">
                <text:p>1.58000000374159</text:p>
              </table:table-cell>
              <table:table-cell office:value-type="float" office:value="44.0900000030524">
                <text:p>44.0900000030524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0499999765307">
                <text:p>1.60499999765307</text:p>
              </table:table-cell>
              <table:table-cell office:value-type="float" office:value="54.4000000008964">
                <text:p>54.400000000896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000000076136">
                <text:p>2.13000000076136</text:p>
              </table:table-cell>
              <table:table-cell office:value-type="float" office:value="52.3449999964214">
                <text:p>52.3449999964214</text:p>
              </table:table-cell>
              <table:table-cell office:value-type="float" office:value="52.344">
                <text:p>52.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500000422122">
                <text:p>1.34500000422122</text:p>
              </table:table-cell>
              <table:table-cell office:value-type="float" office:value="38.6550000039279">
                <text:p>38.6550000039279</text:p>
              </table:table-cell>
              <table:table-cell office:value-type="float" office:value="138.469">
                <text:p>138.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0499999957392">
                <text:p>2.10499999957392</text:p>
              </table:table-cell>
              <table:table-cell office:value-type="float" office:value="47.4400000020978">
                <text:p>47.4400000020978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1999999929685">
                <text:p>2.61999999929685</text:p>
              </table:table-cell>
              <table:table-cell office:value-type="float" office:value="53.2299999977113">
                <text:p>53.2299999977113</text:p>
              </table:table-cell>
              <table:table-cell office:value-type="float" office:value="136.304">
                <text:p>136.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1500000013039">
                <text:p>2.51500000013039</text:p>
              </table:table-cell>
              <table:table-cell office:value-type="float" office:value="43.0399999968358">
                <text:p>43.0399999968358</text:p>
              </table:table-cell>
              <table:table-cell office:value-type="float" office:value="142.864">
                <text:p>142.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500000396976">
                <text:p>2.07500000396976</text:p>
              </table:table-cell>
              <table:table-cell office:value-type="float" office:value="44.8400000022957">
                <text:p>44.8400000022957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0499999765307">
                <text:p>1.60499999765307</text:p>
              </table:table-cell>
              <table:table-cell office:value-type="float" office:value="52.0499999984168">
                <text:p>52.0499999984168</text:p>
              </table:table-cell>
              <table:table-cell office:value-type="float" office:value="52.049">
                <text:p>52.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000000308501">
                <text:p>1.75000000308501</text:p>
              </table:table-cell>
              <table:table-cell office:value-type="float" office:value="38.0199999999604">
                <text:p>38.0199999999604</text:p>
              </table:table-cell>
              <table:table-cell office:value-type="float" office:value="38.019">
                <text:p>38.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499999992782">
                <text:p>2.23499999992782</text:p>
              </table:table-cell>
              <table:table-cell office:value-type="float" office:value="54.0949999995064">
                <text:p>54.0949999995064</text:p>
              </table:table-cell>
              <table:table-cell office:value-type="float" office:value="137.224">
                <text:p>137.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7999999838648">
                <text:p>2.07999999838648</text:p>
              </table:table-cell>
              <table:table-cell office:value-type="float" office:value="43.9850000038859">
                <text:p>43.9850000038859</text:p>
              </table:table-cell>
              <table:table-cell office:value-type="float" office:value="143.694">
                <text:p>143.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9500000033295">
                <text:p>2.79500000033295</text:p>
              </table:table-cell>
              <table:table-cell office:value-type="float" office:value="42.5299999988056">
                <text:p>42.5299999988056</text:p>
              </table:table-cell>
              <table:table-cell office:value-type="float" office:value="142.35">
                <text:p>142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9500000346452">
                <text:p>2.09500000346452</text:p>
              </table:table-cell>
              <table:table-cell office:value-type="float" office:value="56.8100000018603">
                <text:p>56.8100000018603</text:p>
              </table:table-cell>
              <table:table-cell office:value-type="float" office:value="139.93">
                <text:p>139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36.2700000041514">
                <text:p>36.2700000041514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49999956321">
                <text:p>1.6849999956321</text:p>
              </table:table-cell>
              <table:table-cell office:value-type="float" office:value="51.1550000010175">
                <text:p>51.1550000010175</text:p>
              </table:table-cell>
              <table:table-cell office:value-type="float" office:value="134.294">
                <text:p>134.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249999974505">
                <text:p>1.3249999974505</text:p>
              </table:table-cell>
              <table:table-cell office:value-type="float" office:value="47.7800000007846">
                <text:p>47.7800000007846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1999999545515">
                <text:p>1.61999999545515</text:p>
              </table:table-cell>
              <table:table-cell office:value-type="float" office:value="46.4050000009593">
                <text:p>46.4050000009593</text:p>
              </table:table-cell>
              <table:table-cell office:value-type="float" office:value="46.405">
                <text:p>46.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99999583466">
                <text:p>1.96499999583466</text:p>
              </table:table-cell>
              <table:table-cell office:value-type="float" office:value="50.4650000002584">
                <text:p>50.4650000002584</text:p>
              </table:table-cell>
              <table:table-cell office:value-type="float" office:value="50.465">
                <text:p>50.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499999755295">
                <text:p>2.18499999755295</text:p>
              </table:table-cell>
              <table:table-cell office:value-type="float" office:value="45.5349999974715">
                <text:p>45.5349999974715</text:p>
              </table:table-cell>
              <table:table-cell office:value-type="float" office:value="145.349">
                <text:p>145.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8999999479856">
                <text:p>1.78999999479856</text:p>
              </table:table-cell>
              <table:table-cell office:value-type="float" office:value="53.4849999967264">
                <text:p>53.4849999967264</text:p>
              </table:table-cell>
              <table:table-cell office:value-type="float" office:value="136.624">
                <text:p>136.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500000017928">
                <text:p>1.50500000017928</text:p>
              </table:table-cell>
              <table:table-cell office:value-type="float" office:value="45.7450000030804">
                <text:p>45.7450000030804</text:p>
              </table:table-cell>
              <table:table-cell office:value-type="float" office:value="45.745">
                <text:p>45.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999999853782">
                <text:p>1.92999999853782</text:p>
              </table:table-cell>
              <table:table-cell office:value-type="float" office:value="39.4699999960721">
                <text:p>39.4699999960721</text:p>
              </table:table-cell>
              <table:table-cell office:value-type="float" office:value="39.469">
                <text:p>39.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349999948754">
                <text:p>2.4349999948754</text:p>
              </table:table-cell>
              <table:table-cell office:value-type="float" office:value="49.4399999952293">
                <text:p>49.4399999952293</text:p>
              </table:table-cell>
              <table:table-cell office:value-type="float" office:value="132.524">
                <text:p>132.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999999596039">
                <text:p>1.59999999596039</text:p>
              </table:table-cell>
              <table:table-cell office:value-type="float" office:value="40.5549999995856">
                <text:p>40.5549999995856</text:p>
              </table:table-cell>
              <table:table-cell office:value-type="float" office:value="40.554">
                <text:p>40.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000000247965">
                <text:p>2.35000000247965</text:p>
              </table:table-cell>
              <table:table-cell office:value-type="float" office:value="43.9899999983027">
                <text:p>43.9899999983027</text:p>
              </table:table-cell>
              <table:table-cell office:value-type="float" office:value="127.07">
                <text:p>127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999999636551">
                <text:p>2.15999999636551</text:p>
              </table:table-cell>
              <table:table-cell office:value-type="float" office:value="61.809999999241">
                <text:p>61.809999999241</text:p>
              </table:table-cell>
              <table:table-cell office:value-type="float" office:value="144.949">
                <text:p>144.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7499999447027">
                <text:p>1.87499999447027</text:p>
              </table:table-cell>
              <table:table-cell office:value-type="float" office:value="39.4749999977648">
                <text:p>39.4749999977648</text:p>
              </table:table-cell>
              <table:table-cell office:value-type="float" office:value="139.294">
                <text:p>139.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1500000103842">
                <text:p>1.61500000103842</text:p>
              </table:table-cell>
              <table:table-cell office:value-type="float" office:value="44.755000002624">
                <text:p>44.755000002624</text:p>
              </table:table-cell>
              <table:table-cell office:value-type="float" office:value="144.57">
                <text:p>144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7999999879394">
                <text:p>4.07999999879394</text:p>
              </table:table-cell>
              <table:table-cell office:value-type="float" office:value="49.8850000003586">
                <text:p>49.8850000003586</text:p>
              </table:table-cell>
              <table:table-cell office:value-type="float" office:value="49.885">
                <text:p>49.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1000000096392">
                <text:p>2.41000000096392</text:p>
              </table:table-cell>
              <table:table-cell office:value-type="float" office:value="52.1799999987707">
                <text:p>52.1799999987707</text:p>
              </table:table-cell>
              <table:table-cell office:value-type="float" office:value="151.935">
                <text:p>151.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7000000642147">
                <text:p>2.77000000642147</text:p>
              </table:table-cell>
              <table:table-cell office:value-type="float" office:value="58.6650000041118">
                <text:p>58.6650000041118</text:p>
              </table:table-cell>
              <table:table-cell office:value-type="float" office:value="58.665">
                <text:p>58.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8500000038184">
                <text:p>1.78500000038184</text:p>
              </table:table-cell>
              <table:table-cell office:value-type="float" office:value="44.8699999978999">
                <text:p>44.8699999978999</text:p>
              </table:table-cell>
              <table:table-cell office:value-type="float" office:value="44.869">
                <text:p>44.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0500000432366">
                <text:p>2.20500000432366</text:p>
              </table:table-cell>
              <table:table-cell office:value-type="float" office:value="44.4900000002235">
                <text:p>44.4900000002235</text:p>
              </table:table-cell>
              <table:table-cell office:value-type="float" office:value="144.255">
                <text:p>144.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8499999502674">
                <text:p>2.28499999502674</text:p>
              </table:table-cell>
              <table:table-cell office:value-type="float" office:value="58.9699999982258">
                <text:p>58.9699999982258</text:p>
              </table:table-cell>
              <table:table-cell office:value-type="float" office:value="58.969">
                <text:p>58.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6500000118976">
                <text:p>1.46500000118976</text:p>
              </table:table-cell>
              <table:table-cell office:value-type="float" office:value="55.7049999988521">
                <text:p>55.7049999988521</text:p>
              </table:table-cell>
              <table:table-cell office:value-type="float" office:value="138.845">
                <text:p>138.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5000000025611">
                <text:p>2.15000000025611</text:p>
              </table:table-cell>
              <table:table-cell office:value-type="float" office:value="44.1199999986566">
                <text:p>44.1199999986566</text:p>
              </table:table-cell>
              <table:table-cell office:value-type="float" office:value="44.119">
                <text:p>44.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349999948754">
                <text:p>2.4349999948754</text:p>
              </table:table-cell>
              <table:table-cell office:value-type="float" office:value="46.3749999980792">
                <text:p>46.3749999980792</text:p>
              </table:table-cell>
              <table:table-cell office:value-type="float" office:value="146.179">
                <text:p>146.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5000000187429">
                <text:p>2.95000000187429</text:p>
              </table:table-cell>
              <table:table-cell office:value-type="float" office:value="58.630000006815">
                <text:p>58.630000006815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2999999914318">
                <text:p>1.32999999914318</text:p>
              </table:table-cell>
              <table:table-cell office:value-type="float" office:value="43.0649999980233">
                <text:p>43.0649999980233</text:p>
              </table:table-cell>
              <table:table-cell office:value-type="float" office:value="126.14">
                <text:p>126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2500000351574">
                <text:p>2.52500000351574</text:p>
              </table:table-cell>
              <table:table-cell office:value-type="float" office:value="50.6300000051851">
                <text:p>50.6300000051851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000000101514">
                <text:p>2.84000000101514</text:p>
              </table:table-cell>
              <table:table-cell office:value-type="float" office:value="54.9249999967287">
                <text:p>54.9249999967287</text:p>
              </table:table-cell>
              <table:table-cell office:value-type="float" office:value="138.059">
                <text:p>138.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7999999555759">
                <text:p>2.47999999555759</text:p>
              </table:table-cell>
              <table:table-cell office:value-type="float" office:value="52.414999998291">
                <text:p>52.414999998291</text:p>
              </table:table-cell>
              <table:table-cell office:value-type="float" office:value="135.549">
                <text:p>135.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9500000093831">
                <text:p>2.19500000093831</text:p>
              </table:table-cell>
              <table:table-cell office:value-type="float" office:value="42.9300000032526">
                <text:p>42.9300000032526</text:p>
              </table:table-cell>
              <table:table-cell office:value-type="float" office:value="142.684">
                <text:p>142.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6499999775551">
                <text:p>2.46499999775551</text:p>
              </table:table-cell>
              <table:table-cell office:value-type="float" office:value="61.2550000005285">
                <text:p>61.2550000005285</text:p>
              </table:table-cell>
              <table:table-cell office:value-type="float" office:value="144.39">
                <text:p>144.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700000019744">
                <text:p>2.3700000019744</text:p>
              </table:table-cell>
              <table:table-cell office:value-type="float" office:value="58.3200000037323">
                <text:p>58.3200000037323</text:p>
              </table:table-cell>
              <table:table-cell office:value-type="float" office:value="58.32">
                <text:p>58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3000000076136">
                <text:p>2.13000000076136</text:p>
              </table:table-cell>
              <table:table-cell office:value-type="float" office:value="51.9549999953597">
                <text:p>51.9549999953597</text:p>
              </table:table-cell>
              <table:table-cell office:value-type="float" office:value="51.954">
                <text:p>51.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46.26499999722">
                <text:p>46.26499999722</text:p>
              </table:table-cell>
              <table:table-cell office:value-type="float" office:value="46.264">
                <text:p>46.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8999999712687">
                <text:p>4.28999999712687</text:p>
              </table:table-cell>
              <table:table-cell office:value-type="float" office:value="49.9649999983376">
                <text:p>49.9649999983376</text:p>
              </table:table-cell>
              <table:table-cell office:value-type="float" office:value="49.964">
                <text:p>49.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4000000222586">
                <text:p>1.64000000222586</text:p>
              </table:table-cell>
              <table:table-cell office:value-type="float" office:value="45.6350000022212">
                <text:p>45.6350000022212</text:p>
              </table:table-cell>
              <table:table-cell office:value-type="float" office:value="45.635">
                <text:p>45.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3000000369502">
                <text:p>4.03000000369502</text:p>
              </table:table-cell>
              <table:table-cell office:value-type="float" office:value="48.9050000032876">
                <text:p>48.9050000032876</text:p>
              </table:table-cell>
              <table:table-cell office:value-type="float" office:value="48.905">
                <text:p>48.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7999999586027">
                <text:p>2.17999999586027</text:p>
              </table:table-cell>
              <table:table-cell office:value-type="float" office:value="46.8949999994948">
                <text:p>46.8949999994948</text:p>
              </table:table-cell>
              <table:table-cell office:value-type="float" office:value="46.894">
                <text:p>46.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4000000606757">
                <text:p>2.64000000606757</text:p>
              </table:table-cell>
              <table:table-cell office:value-type="float" office:value="48.4650000071269">
                <text:p>48.4650000071269</text:p>
              </table:table-cell>
              <table:table-cell office:value-type="float" office:value="148.225">
                <text:p>148.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000000005355">
                <text:p>1.87000000005355</text:p>
              </table:table-cell>
              <table:table-cell office:value-type="float" office:value="53.5349999991013">
                <text:p>53.5349999991013</text:p>
              </table:table-cell>
              <table:table-cell office:value-type="float" office:value="136.669">
                <text:p>136.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3000000106404">
                <text:p>1.83000000106404</text:p>
              </table:table-cell>
              <table:table-cell office:value-type="float" office:value="60.8399999982794">
                <text:p>60.8399999982794</text:p>
              </table:table-cell>
              <table:table-cell office:value-type="float" office:value="60.839">
                <text:p>60.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000000465196">
                <text:p>2.12000000465196</text:p>
              </table:table-cell>
              <table:table-cell office:value-type="float" office:value="45.7650000025751">
                <text:p>45.7650000025751</text:p>
              </table:table-cell>
              <table:table-cell office:value-type="float" office:value="45.765">
                <text:p>45.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9000000157394">
                <text:p>4.69000000157394</text:p>
              </table:table-cell>
              <table:table-cell office:value-type="float" office:value="49.4199999957345">
                <text:p>49.4199999957345</text:p>
              </table:table-cell>
              <table:table-cell office:value-type="float" office:value="49.419">
                <text:p>49.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38.8449999954901">
                <text:p>38.8449999954901</text:p>
              </table:table-cell>
              <table:table-cell office:value-type="float" office:value="38.844">
                <text:p>38.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999999712221">
                <text:p>1.40999999712221</text:p>
              </table:table-cell>
              <table:table-cell office:value-type="float" office:value="44.9349999980768">
                <text:p>44.9349999980768</text:p>
              </table:table-cell>
              <table:table-cell office:value-type="float" office:value="44.934">
                <text:p>44.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1500000488013">
                <text:p>2.61500000488013</text:p>
              </table:table-cell>
              <table:table-cell office:value-type="float" office:value="48.8350000014179">
                <text:p>48.8350000014179</text:p>
              </table:table-cell>
              <table:table-cell office:value-type="float" office:value="48.835">
                <text:p>48.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6999999944819">
                <text:p>2.46999999944819</text:p>
              </table:table-cell>
              <table:table-cell office:value-type="float" office:value="50.7399999987683">
                <text:p>50.7399999987683</text:p>
              </table:table-cell>
              <table:table-cell office:value-type="float" office:value="150.495">
                <text:p>150.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4000000000233">
                <text:p>1.44000000000233</text:p>
              </table:table-cell>
              <table:table-cell office:value-type="float" office:value="53.7750000003143">
                <text:p>53.7750000003143</text:p>
              </table:table-cell>
              <table:table-cell office:value-type="float" office:value="53.775">
                <text:p>53.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3499999619089">
                <text:p>3.53499999619089</text:p>
              </table:table-cell>
              <table:table-cell office:value-type="float" office:value="49.989999999525">
                <text:p>49.989999999525</text:p>
              </table:table-cell>
              <table:table-cell office:value-type="float" office:value="133.125">
                <text:p>133.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1000000096392">
                <text:p>2.41000000096392</text:p>
              </table:table-cell>
              <table:table-cell office:value-type="float" office:value="46.714999996766">
                <text:p>46.714999996766</text:p>
              </table:table-cell>
              <table:table-cell office:value-type="float" office:value="146.469">
                <text:p>146.4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8000000061002">
                <text:p>2.28000000061002</text:p>
              </table:table-cell>
              <table:table-cell office:value-type="float" office:value="43.1349999998929">
                <text:p>43.1349999998929</text:p>
              </table:table-cell>
              <table:table-cell office:value-type="float" office:value="142.894">
                <text:p>142.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7499999891734">
                <text:p>2.27499999891734</text:p>
              </table:table-cell>
              <table:table-cell office:value-type="float" office:value="41.4699999964796">
                <text:p>41.4699999964796</text:p>
              </table:table-cell>
              <table:table-cell office:value-type="float" office:value="124.555">
                <text:p>124.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0000000071013">
                <text:p>1.70000000071013</text:p>
              </table:table-cell>
              <table:table-cell office:value-type="float" office:value="51.1449999976321">
                <text:p>51.1449999976321</text:p>
              </table:table-cell>
              <table:table-cell office:value-type="float" office:value="51.144">
                <text:p>51.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44.515000001411">
                <text:p>44.515000001411</text:p>
              </table:table-cell>
              <table:table-cell office:value-type="float" office:value="44.515">
                <text:p>44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line" chart:style-name="ch1">
        <chart:title svg:x="7.388cm" svg:y="0.316cm" chart:style-name="ch2">
          <text:p>vuejs</text:p>
        </chart:title>
        <chart:legend chart:legend-position="end" svg:x="13.784cm" svg:y="3.703cm" style:legend-expansion="high" chart:style-name="ch3"/>
        <chart:plot-area chart:style-name="ch4" table:cell-range-address="'analytics-vuejs'.A1:'analytics-vuejs'.C99" chart:data-source-has-labels="row" svg:x="0.32cm" svg:y="1.275cm" svg:width="13.144cm" svg:height="7.546cm">
          <chartooo:coordinate-region svg:x="1.603cm" svg:y="1.475cm" svg:width="11.861cm" svg:height="6.5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analytics-vuejs'.A2:'analytics-vuejs'.A99" chart:label-cell-address="'analytics-vuejs'.A1:'analytics-vuejs'.A1" chart:class="chart:line">
            <chart:data-point chart:repeated="98"/>
          </chart:series>
          <chart:series chart:style-name="ch9" chart:values-cell-range-address="'analytics-vuejs'.B2:'analytics-vuejs'.B99" chart:label-cell-address="'analytics-vuejs'.B1:'analytics-vuejs'.B1" chart:class="chart:line">
            <chart:data-point chart:repeated="98"/>
          </chart:series>
          <chart:series chart:style-name="ch10" chart:values-cell-range-address="'analytics-vuejs'.C2:'analytics-vuejs'.C99" chart:label-cell-address="'analytics-vuejs'.C1:'analytics-vuejs'.C1" chart:class="chart:line">
            <chart:data-point chart:repeated="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analytics-vuejs'.A1:'analytics-vuejs'.A1</svg:desc>
                </draw:g>
              </table:table-cell>
              <table:table-cell office:value-type="string">
                <text:p>FCP</text:p>
                <draw:g>
                  <svg:desc>'analytics-vuejs'.B1:'analytics-vuejs'.B1</svg:desc>
                </draw:g>
              </table:table-cell>
              <table:table-cell office:value-type="string">
                <text:p>LCP</text:p>
                <draw:g>
                  <svg:desc>'analytics-vuejs'.C1:'analytics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0500000058673">
                <text:p>3.50500000058673</text:p>
                <draw:g>
                  <svg:desc>'analytics-vuejs'.A2:'analytics-vuejs'.A99</svg:desc>
                </draw:g>
              </table:table-cell>
              <table:table-cell office:value-type="float" office:value="52.4500000028638">
                <text:p>52.4500000028638</text:p>
                <draw:g>
                  <svg:desc>'analytics-vuejs'.B2:'analytics-vuejs'.B99</svg:desc>
                </draw:g>
              </table:table-cell>
              <table:table-cell office:value-type="float" office:value="135.585">
                <text:p>135.585</text:p>
                <draw:g>
                  <svg:desc>'analytics-vuejs'.C2:'analytics-vuejs'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6499999816297">
                <text:p>4.46499999816297</text:p>
              </table:table-cell>
              <table:table-cell office:value-type="float" office:value="51.6950000019278">
                <text:p>51.6950000019278</text:p>
              </table:table-cell>
              <table:table-cell office:value-type="float" office:value="134.83">
                <text:p>13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000000525732">
                <text:p>1.52000000525732</text:p>
              </table:table-cell>
              <table:table-cell office:value-type="float" office:value="52.2300000011455">
                <text:p>52.2300000011455</text:p>
              </table:table-cell>
              <table:table-cell office:value-type="float" office:value="151.99">
                <text:p>151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999999919441">
                <text:p>1.75999999919441</text:p>
              </table:table-cell>
              <table:table-cell office:value-type="float" office:value="52.2000000055414">
                <text:p>52.2000000055414</text:p>
              </table:table-cell>
              <table:table-cell office:value-type="float" office:value="151.965">
                <text:p>151.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99999752734">
                <text:p>1.96999999752734</text:p>
              </table:table-cell>
              <table:table-cell office:value-type="float" office:value="44.7899999999208">
                <text:p>44.7899999999208</text:p>
              </table:table-cell>
              <table:table-cell office:value-type="float" office:value="127.975">
                <text:p>127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00000498025">
                <text:p>2.03500000498025</text:p>
              </table:table-cell>
              <table:table-cell office:value-type="float" office:value="57.7899999989313">
                <text:p>57.7899999989313</text:p>
              </table:table-cell>
              <table:table-cell office:value-type="float" office:value="140.924">
                <text:p>140.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499999906868">
                <text:p>2.12499999906868</text:p>
              </table:table-cell>
              <table:table-cell office:value-type="float" office:value="53.7049999984447">
                <text:p>53.7049999984447</text:p>
              </table:table-cell>
              <table:table-cell office:value-type="float" office:value="170.095">
                <text:p>170.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50000002305">
                <text:p>1.9350000002305</text:p>
              </table:table-cell>
              <table:table-cell office:value-type="float" office:value="53.1049999990501">
                <text:p>53.1049999990501</text:p>
              </table:table-cell>
              <table:table-cell office:value-type="float" office:value="136.229">
                <text:p>136.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99999565771">
                <text:p>1.89999999565771</text:p>
              </table:table-cell>
              <table:table-cell office:value-type="float" office:value="45.0199999977485">
                <text:p>45.0199999977485</text:p>
              </table:table-cell>
              <table:table-cell office:value-type="float" office:value="128.154">
                <text:p>128.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000000288244">
                <text:p>1.47000000288244</text:p>
              </table:table-cell>
              <table:table-cell office:value-type="float" office:value="117.975000001024">
                <text:p>117.975000001024</text:p>
              </table:table-cell>
              <table:table-cell office:value-type="float" office:value="117.975">
                <text:p>117.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500000189757">
                <text:p>1.72500000189757</text:p>
              </table:table-cell>
              <table:table-cell office:value-type="float" office:value="45.4499999977998">
                <text:p>45.4499999977998</text:p>
              </table:table-cell>
              <table:table-cell office:value-type="float" office:value="128.59">
                <text:p>128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52.7349999974831">
                <text:p>52.7349999974831</text:p>
              </table:table-cell>
              <table:table-cell office:value-type="float" office:value="135.869">
                <text:p>135.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1000000601634">
                <text:p>2.21000000601634</text:p>
              </table:table-cell>
              <table:table-cell office:value-type="float" office:value="51.3400000054389">
                <text:p>51.3400000054389</text:p>
              </table:table-cell>
              <table:table-cell office:value-type="float" office:value="134.475">
                <text:p>134.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999999969965">
                <text:p>1.73999999969965</text:p>
              </table:table-cell>
              <table:table-cell office:value-type="float" office:value="54.1450000018813">
                <text:p>54.1450000018813</text:p>
              </table:table-cell>
              <table:table-cell office:value-type="float" office:value="153.904">
                <text:p>153.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500000427244">
                <text:p>1.77500000427244</text:p>
              </table:table-cell>
              <table:table-cell office:value-type="float" office:value="54.6749999994063">
                <text:p>54.6749999994063</text:p>
              </table:table-cell>
              <table:table-cell office:value-type="float" office:value="154.439">
                <text:p>154.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999999631429">
                <text:p>1.72999999631429</text:p>
              </table:table-cell>
              <table:table-cell office:value-type="float" office:value="54.3849999958184">
                <text:p>54.3849999958184</text:p>
              </table:table-cell>
              <table:table-cell office:value-type="float" office:value="154.194">
                <text:p>154.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49999995227">
                <text:p>1.6749999995227</text:p>
              </table:table-cell>
              <table:table-cell office:value-type="float" office:value="53.7750000003143">
                <text:p>53.7750000003143</text:p>
              </table:table-cell>
              <table:table-cell office:value-type="float" office:value="153.545">
                <text:p>153.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3000000106404">
                <text:p>1.83000000106404</text:p>
              </table:table-cell>
              <table:table-cell office:value-type="float" office:value="45.975000000908">
                <text:p>45.975000000908</text:p>
              </table:table-cell>
              <table:table-cell office:value-type="float" office:value="129.11">
                <text:p>129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999999858905">
                <text:p>2.35999999858905</text:p>
              </table:table-cell>
              <table:table-cell office:value-type="float" office:value="56.5700000006473">
                <text:p>56.5700000006473</text:p>
              </table:table-cell>
              <table:table-cell office:value-type="float" office:value="156.334">
                <text:p>156.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6.0949999999139">
                <text:p>56.0949999999139</text:p>
              </table:table-cell>
              <table:table-cell office:value-type="float" office:value="139.235">
                <text:p>139.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49999998766">
                <text:p>1.8049999998766</text:p>
              </table:table-cell>
              <table:table-cell office:value-type="float" office:value="41.3649999973131">
                <text:p>41.3649999973131</text:p>
              </table:table-cell>
              <table:table-cell office:value-type="float" office:value="141.189">
                <text:p>141.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999999580905">
                <text:p>1.74999999580905</text:p>
              </table:table-cell>
              <table:table-cell office:value-type="float" office:value="44.0600000001723">
                <text:p>44.0600000001723</text:p>
              </table:table-cell>
              <table:table-cell office:value-type="float" office:value="143.869">
                <text:p>143.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500000305939">
                <text:p>1.53500000305939</text:p>
              </table:table-cell>
              <table:table-cell office:value-type="float" office:value="54.7700000024634">
                <text:p>54.7700000024634</text:p>
              </table:table-cell>
              <table:table-cell office:value-type="float" office:value="154.529">
                <text:p>154.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999999949709">
                <text:p>1.45999999949709</text:p>
              </table:table-cell>
              <table:table-cell office:value-type="float" office:value="63.3499999967171">
                <text:p>63.3499999967171</text:p>
              </table:table-cell>
              <table:table-cell office:value-type="float" office:value="146.489">
                <text:p>146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3999999687076">
                <text:p>2.13999999687076</text:p>
              </table:table-cell>
              <table:table-cell office:value-type="float" office:value="43.2699999946635">
                <text:p>43.2699999946635</text:p>
              </table:table-cell>
              <table:table-cell office:value-type="float" office:value="143.079">
                <text:p>143.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3999999717344">
                <text:p>1.83999999717344</text:p>
              </table:table-cell>
              <table:table-cell office:value-type="float" office:value="117.480000000796">
                <text:p>117.480000000796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000000106636">
                <text:p>3.27000000106636</text:p>
              </table:table-cell>
              <table:table-cell office:value-type="float" office:value="48.7500000017462">
                <text:p>48.7500000017462</text:p>
              </table:table-cell>
              <table:table-cell office:value-type="float" office:value="131.885">
                <text:p>131.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500000068452">
                <text:p>1.48500000068452</text:p>
              </table:table-cell>
              <table:table-cell office:value-type="float" office:value="51.2500000040745">
                <text:p>51.2500000040745</text:p>
              </table:table-cell>
              <table:table-cell office:value-type="float" office:value="167.639">
                <text:p>167.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500000108965">
                <text:p>2.04500000108965</text:p>
              </table:table-cell>
              <table:table-cell office:value-type="float" office:value="46.795000002021">
                <text:p>46.795000002021</text:p>
              </table:table-cell>
              <table:table-cell office:value-type="float" office:value="129.925">
                <text:p>129.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2000000061234">
                <text:p>3.72000000061234</text:p>
              </table:table-cell>
              <table:table-cell office:value-type="float" office:value="48.3750000057626">
                <text:p>48.375000005762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7499999922002">
                <text:p>1.97499999922002</text:p>
              </table:table-cell>
              <table:table-cell office:value-type="float" office:value="49.9300000010408">
                <text:p>49.9300000010408</text:p>
              </table:table-cell>
              <table:table-cell office:value-type="float" office:value="133.065">
                <text:p>133.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500000406988">
                <text:p>1.49500000406988</text:p>
              </table:table-cell>
              <table:table-cell office:value-type="float" office:value="52.3549999998068">
                <text:p>52.3549999998068</text:p>
              </table:table-cell>
              <table:table-cell office:value-type="float" office:value="152.119">
                <text:p>152.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5499999942258">
                <text:p>2.25499999942258</text:p>
              </table:table-cell>
              <table:table-cell office:value-type="float" office:value="58.4149999995134">
                <text:p>58.4149999995134</text:p>
              </table:table-cell>
              <table:table-cell office:value-type="float" office:value="124.925">
                <text:p>124.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8499999977648">
                <text:p>2.38499999977648</text:p>
              </table:table-cell>
              <table:table-cell office:value-type="float" office:value="51.659999997355">
                <text:p>51.659999997355</text:p>
              </table:table-cell>
              <table:table-cell office:value-type="float" office:value="151.42">
                <text:p>15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000000172062">
                <text:p>1.66000000172062</text:p>
              </table:table-cell>
              <table:table-cell office:value-type="float" office:value="46.1649999997462">
                <text:p>46.1649999997462</text:p>
              </table:table-cell>
              <table:table-cell office:value-type="float" office:value="162.55">
                <text:p>16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2000000242842">
                <text:p>1.92000000242842</text:p>
              </table:table-cell>
              <table:table-cell office:value-type="float" office:value="45.8600000056322">
                <text:p>45.86000000563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200000027311">
                <text:p>1.6200000027311</text:p>
              </table:table-cell>
              <table:table-cell office:value-type="float" office:value="46.0549999988871">
                <text:p>46.0549999988871</text:p>
              </table:table-cell>
              <table:table-cell office:value-type="float" office:value="129.235">
                <text:p>129.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0499999927124">
                <text:p>2.40499999927124</text:p>
              </table:table-cell>
              <table:table-cell office:value-type="float" office:value="56.7549999977928">
                <text:p>56.7549999977928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000000389293">
                <text:p>1.43000000389293</text:p>
              </table:table-cell>
              <table:table-cell office:value-type="float" office:value="61.2299999993411">
                <text:p>61.2299999993411</text:p>
              </table:table-cell>
              <table:table-cell office:value-type="float" office:value="177.675">
                <text:p>177.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99999929685">
                <text:p>2.61999999929685</text:p>
              </table:table-cell>
              <table:table-cell office:value-type="float" office:value="62.9699999990407">
                <text:p>62.9699999990407</text:p>
              </table:table-cell>
              <table:table-cell office:value-type="float" office:value="162.734">
                <text:p>162.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0499999512685">
                <text:p>1.70499999512685</text:p>
              </table:table-cell>
              <table:table-cell office:value-type="float" office:value="50.7649999999558">
                <text:p>50.7649999999558</text:p>
              </table:table-cell>
              <table:table-cell office:value-type="float" office:value="150.529">
                <text:p>150.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000000293367">
                <text:p>1.90000000293367</text:p>
              </table:table-cell>
              <table:table-cell office:value-type="float" office:value="52.9049999968265">
                <text:p>52.9049999968265</text:p>
              </table:table-cell>
              <table:table-cell office:value-type="float" office:value="152.674">
                <text:p>152.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5500000225147">
                <text:p>1.85500000225147</text:p>
              </table:table-cell>
              <table:table-cell office:value-type="float" office:value="60.0950000007288">
                <text:p>60.0950000007288</text:p>
              </table:table-cell>
              <table:table-cell office:value-type="float" office:value="143.235">
                <text:p>143.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000000288244">
                <text:p>1.47000000288244</text:p>
              </table:table-cell>
              <table:table-cell office:value-type="float" office:value="54.150000003574">
                <text:p>54.150000003574</text:p>
              </table:table-cell>
              <table:table-cell office:value-type="float" office:value="137.28">
                <text:p>13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299999988405">
                <text:p>1.6299999988405</text:p>
              </table:table-cell>
              <table:table-cell office:value-type="float" office:value="41.5849999990314">
                <text:p>41.5849999990314</text:p>
              </table:table-cell>
              <table:table-cell office:value-type="float" office:value="141.349">
                <text:p>141.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4999999803258">
                <text:p>1.94999999803258</text:p>
              </table:table-cell>
              <table:table-cell office:value-type="float" office:value="63.640000000305">
                <text:p>63.640000000305</text:p>
              </table:table-cell>
              <table:table-cell office:value-type="float" office:value="130.145">
                <text:p>130.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999999631429">
                <text:p>1.72999999631429</text:p>
              </table:table-cell>
              <table:table-cell office:value-type="float" office:value="53.3199999990757">
                <text:p>53.3199999990757</text:p>
              </table:table-cell>
              <table:table-cell office:value-type="float" office:value="136.454">
                <text:p>136.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8500000361819">
                <text:p>3.38500000361819</text:p>
              </table:table-cell>
              <table:table-cell office:value-type="float" office:value="49.0550000031362">
                <text:p>49.0550000031362</text:p>
              </table:table-cell>
              <table:table-cell office:value-type="float" office:value="148.809">
                <text:p>148.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000000601634">
                <text:p>2.21000000601634</text:p>
              </table:table-cell>
              <table:table-cell office:value-type="float" office:value="51.2200000011944">
                <text:p>51.2200000011944</text:p>
              </table:table-cell>
              <table:table-cell office:value-type="float" office:value="150.985">
                <text:p>150.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6500000118976">
                <text:p>1.46500000118976</text:p>
              </table:table-cell>
              <table:table-cell office:value-type="float" office:value="55.675000003248">
                <text:p>55.675000003248</text:p>
              </table:table-cell>
              <table:table-cell office:value-type="float" office:value="155.435">
                <text:p>155.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400000016205">
                <text:p>2.2400000016205</text:p>
              </table:table-cell>
              <table:table-cell office:value-type="float" office:value="59.014999998908">
                <text:p>59.014999998908</text:p>
              </table:table-cell>
              <table:table-cell office:value-type="float" office:value="142.149">
                <text:p>142.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000000045868">
                <text:p>2.43000000045868</text:p>
              </table:table-cell>
              <table:table-cell office:value-type="float" office:value="51.0599999979604">
                <text:p>51.0599999979604</text:p>
              </table:table-cell>
              <table:table-cell office:value-type="float" office:value="134.185">
                <text:p>134.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0999999874039">
                <text:p>2.20999999874039</text:p>
              </table:table-cell>
              <table:table-cell office:value-type="float" office:value="54.374999999709">
                <text:p>54.374999999709</text:p>
              </table:table-cell>
              <table:table-cell office:value-type="float" office:value="154.134">
                <text:p>154.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500000194879">
                <text:p>2.15500000194879</text:p>
              </table:table-cell>
              <table:table-cell office:value-type="float" office:value="50.6299999979092">
                <text:p>50.6299999979092</text:p>
              </table:table-cell>
              <table:table-cell office:value-type="float" office:value="133.755">
                <text:p>133.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99999984866">
                <text:p>1.4999999984866</text:p>
              </table:table-cell>
              <table:table-cell office:value-type="float" office:value="45.044999998936">
                <text:p>45.044999998936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999999752734">
                <text:p>1.96999999752734</text:p>
              </table:table-cell>
              <table:table-cell office:value-type="float" office:value="46.0800000000745">
                <text:p>46.0800000000745</text:p>
              </table:table-cell>
              <table:table-cell office:value-type="float" office:value="129.209">
                <text:p>129.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47.8149999980815">
                <text:p>47.8149999980815</text:p>
              </table:table-cell>
              <table:table-cell office:value-type="float" office:value="147.569">
                <text:p>147.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8500000038184">
                <text:p>1.78500000038184</text:p>
              </table:table-cell>
              <table:table-cell office:value-type="float" office:value="52.335000000312">
                <text:p>52.335000000312</text:p>
              </table:table-cell>
              <table:table-cell office:value-type="float" office:value="152.105">
                <text:p>152.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3000000611646">
                <text:p>1.63000000611646</text:p>
              </table:table-cell>
              <table:table-cell office:value-type="float" office:value="56.9900000045891">
                <text:p>56.9900000045891</text:p>
              </table:table-cell>
              <table:table-cell office:value-type="float" office:value="123.44">
                <text:p>123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500000144355">
                <text:p>2.17500000144355</text:p>
              </table:table-cell>
              <table:table-cell office:value-type="float" office:value="45.9649999975227">
                <text:p>45.9649999975227</text:p>
              </table:table-cell>
              <table:table-cell office:value-type="float" office:value="145.779">
                <text:p>145.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6999999944819">
                <text:p>2.46999999944819</text:p>
              </table:table-cell>
              <table:table-cell office:value-type="float" office:value="46.4800000045216">
                <text:p>46.4800000045216</text:p>
              </table:table-cell>
              <table:table-cell office:value-type="float" office:value="129.605">
                <text:p>129.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7500000589062">
                <text:p>2.57500000589062</text:p>
              </table:table-cell>
              <table:table-cell office:value-type="float" office:value="61.9500000029802">
                <text:p>61.9500000029802</text:p>
              </table:table-cell>
              <table:table-cell office:value-type="float" office:value="128.459">
                <text:p>128.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3999999434454">
                <text:p>2.23999999434454</text:p>
              </table:table-cell>
              <table:table-cell office:value-type="float" office:value="53.9649999991525">
                <text:p>53.9649999991525</text:p>
              </table:table-cell>
              <table:table-cell office:value-type="float" office:value="137.099">
                <text:p>137.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8499999755295">
                <text:p>2.18499999755295</text:p>
              </table:table-cell>
              <table:table-cell office:value-type="float" office:value="51.7150000014226">
                <text:p>51.7150000014226</text:p>
              </table:table-cell>
              <table:table-cell office:value-type="float" office:value="134.85">
                <text:p>134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9999999757856">
                <text:p>2.39999999757856</text:p>
              </table:table-cell>
              <table:table-cell office:value-type="float" office:value="51.9449999992503">
                <text:p>51.9449999992503</text:p>
              </table:table-cell>
              <table:table-cell office:value-type="float" office:value="135.08">
                <text:p>135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000000005355">
                <text:p>1.87000000005355</text:p>
              </table:table-cell>
              <table:table-cell office:value-type="float" office:value="46.4500000016415">
                <text:p>46.4500000016415</text:p>
              </table:table-cell>
              <table:table-cell office:value-type="float" office:value="146.26">
                <text:p>146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000000157161">
                <text:p>3.25000000157161</text:p>
              </table:table-cell>
              <table:table-cell office:value-type="float" office:value="48.240000003716">
                <text:p>48.240000003716</text:p>
              </table:table-cell>
              <table:table-cell office:value-type="float" office:value="131.375">
                <text:p>131.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8499999532942">
                <text:p>1.98499999532942</text:p>
              </table:table-cell>
              <table:table-cell office:value-type="float" office:value="121.059999997669">
                <text:p>121.059999997669</text:p>
              </table:table-cell>
              <table:table-cell office:value-type="float" office:value="121.059">
                <text:p>121.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4500000078697">
                <text:p>2.34500000078697</text:p>
              </table:table-cell>
              <table:table-cell office:value-type="float" office:value="41.7050000032759">
                <text:p>41.7050000032759</text:p>
              </table:table-cell>
              <table:table-cell office:value-type="float" office:value="124.895">
                <text:p>124.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0000000040745">
                <text:p>2.00000000040745</text:p>
              </table:table-cell>
              <table:table-cell office:value-type="float" office:value="45.1699999975972">
                <text:p>45.1699999975972</text:p>
              </table:table-cell>
              <table:table-cell office:value-type="float" office:value="144.979">
                <text:p>144.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4500000139233">
                <text:p>1.74500000139233</text:p>
              </table:table-cell>
              <table:table-cell office:value-type="float" office:value="50.760000005539">
                <text:p>50.760000005539</text:p>
              </table:table-cell>
              <table:table-cell office:value-type="float" office:value="133.89">
                <text:p>133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9499999871477">
                <text:p>1.99499999871477</text:p>
              </table:table-cell>
              <table:table-cell office:value-type="float" office:value="121.800000000803">
                <text:p>121.800000000803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3999999747612">
                <text:p>1.53999999747612</text:p>
              </table:table-cell>
              <table:table-cell office:value-type="float" office:value="44.6799999990617">
                <text:p>44.6799999990617</text:p>
              </table:table-cell>
              <table:table-cell office:value-type="float" office:value="127.869">
                <text:p>127.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2000000283588">
                <text:p>3.92000000283588</text:p>
              </table:table-cell>
              <table:table-cell office:value-type="float" office:value="63.2450000048266">
                <text:p>63.2450000048266</text:p>
              </table:table-cell>
              <table:table-cell office:value-type="float" office:value="129.755">
                <text:p>129.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500000406988">
                <text:p>1.49500000406988</text:p>
              </table:table-cell>
              <table:table-cell office:value-type="float" office:value="57.0050000023912">
                <text:p>57.0050000023912</text:p>
              </table:table-cell>
              <table:table-cell office:value-type="float" office:value="123.465">
                <text:p>123.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1500000518281">
                <text:p>2.31500000518281</text:p>
              </table:table-cell>
              <table:table-cell office:value-type="float" office:value="61.0100000048988">
                <text:p>61.0100000048988</text:p>
              </table:table-cell>
              <table:table-cell office:value-type="float" office:value="144.145">
                <text:p>144.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0499999795575">
                <text:p>1.30499999795575</text:p>
              </table:table-cell>
              <table:table-cell office:value-type="float" office:value="51.7749999999069">
                <text:p>51.7749999999069</text:p>
              </table:table-cell>
              <table:table-cell office:value-type="float" office:value="134.904">
                <text:p>134.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500000391854">
                <text:p>1.64500000391854</text:p>
              </table:table-cell>
              <table:table-cell office:value-type="float" office:value="59.0999999985797">
                <text:p>59.0999999985797</text:p>
              </table:table-cell>
              <table:table-cell office:value-type="float" office:value="142.234">
                <text:p>142.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4999999813736">
                <text:p>4.24999999813736</text:p>
              </table:table-cell>
              <table:table-cell office:value-type="float" office:value="49.2950000043493">
                <text:p>49.2950000043493</text:p>
              </table:table-cell>
              <table:table-cell office:value-type="float" office:value="132.429">
                <text:p>132.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4999999995343">
                <text:p>2.44999999995343</text:p>
              </table:table-cell>
              <table:table-cell office:value-type="float" office:value="56.3850000035018">
                <text:p>56.3850000035018</text:p>
              </table:table-cell>
              <table:table-cell office:value-type="float" office:value="139.515">
                <text:p>139.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999999899184">
                <text:p>1.47999999899184</text:p>
              </table:table-cell>
              <table:table-cell office:value-type="float" office:value="63.25499999366">
                <text:p>63.25499999366</text:p>
              </table:table-cell>
              <table:table-cell office:value-type="float" office:value="163.019">
                <text:p>163.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5000000086147">
                <text:p>1.55000000086147</text:p>
              </table:table-cell>
              <table:table-cell office:value-type="float" office:value="51.6399999978603">
                <text:p>51.6399999978603</text:p>
              </table:table-cell>
              <table:table-cell office:value-type="float" office:value="151.409">
                <text:p>151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000000278233">
                <text:p>2.05000000278233</text:p>
              </table:table-cell>
              <table:table-cell office:value-type="float" office:value="118.540000003122">
                <text:p>118.540000003122</text:p>
              </table:table-cell>
              <table:table-cell office:value-type="float" office:value="118.54">
                <text:p>118.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9499999841209">
                <text:p>2.29499999841209</text:p>
              </table:table-cell>
              <table:table-cell office:value-type="float" office:value="60.5900000009569">
                <text:p>60.5900000009569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3499999770429">
                <text:p>2.03499999770429</text:p>
              </table:table-cell>
              <table:table-cell office:value-type="float" office:value="52.0999999935157">
                <text:p>52.0999999935157</text:p>
              </table:table-cell>
              <table:table-cell office:value-type="float" office:value="135.224">
                <text:p>135.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499999512685">
                <text:p>1.70499999512685</text:p>
              </table:table-cell>
              <table:table-cell office:value-type="float" office:value="50.4999999975553">
                <text:p>50.4999999975553</text:p>
              </table:table-cell>
              <table:table-cell office:value-type="float" office:value="133.629">
                <text:p>133.6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56.7850000006729">
                <text:p>56.7850000006729</text:p>
              </table:table-cell>
              <table:table-cell office:value-type="float" office:value="156.544">
                <text:p>156.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500000599073">
                <text:p>1.99500000599073</text:p>
              </table:table-cell>
              <table:table-cell office:value-type="float" office:value="63.3200000011129">
                <text:p>63.3200000011129</text:p>
              </table:table-cell>
              <table:table-cell office:value-type="float" office:value="146.515">
                <text:p>146.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3999999747612">
                <text:p>1.53999999747612</text:p>
              </table:table-cell>
              <table:table-cell office:value-type="float" office:value="59.7749999942607">
                <text:p>59.7749999942607</text:p>
              </table:table-cell>
              <table:table-cell office:value-type="float" office:value="126.224">
                <text:p>126.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500000088708">
                <text:p>1.76500000088708</text:p>
              </table:table-cell>
              <table:table-cell office:value-type="float" office:value="122.970000003988">
                <text:p>122.970000003988</text:p>
              </table:table-cell>
              <table:table-cell office:value-type="float" office:value="122.97">
                <text:p>12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8499999543419">
                <text:p>4.28499999543419</text:p>
              </table:table-cell>
              <table:table-cell office:value-type="float" office:value="65.3200000015204">
                <text:p>65.3200000015204</text:p>
              </table:table-cell>
              <table:table-cell office:value-type="float" office:value="148.454">
                <text:p>148.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4000000222586">
                <text:p>1.64000000222586</text:p>
              </table:table-cell>
              <table:table-cell office:value-type="float" office:value="53.6150000043563">
                <text:p>53.6150000043563</text:p>
              </table:table-cell>
              <table:table-cell office:value-type="float" office:value="136.75">
                <text:p>136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7000000035623">
                <text:p>1.57000000035623</text:p>
              </table:table-cell>
              <table:table-cell office:value-type="float" office:value="47.7200000023004">
                <text:p>47.7200000023004</text:p>
              </table:table-cell>
              <table:table-cell office:value-type="float" office:value="130.855">
                <text:p>130.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499999714782">
                <text:p>1.62499999714782</text:p>
              </table:table-cell>
              <table:table-cell office:value-type="float" office:value="47.1849999958067">
                <text:p>47.1849999958067</text:p>
              </table:table-cell>
              <table:table-cell office:value-type="float" office:value="147.004">
                <text:p>147.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700000019744">
                <text:p>2.3700000019744</text:p>
              </table:table-cell>
              <table:table-cell office:value-type="float" office:value="59.9250000013853">
                <text:p>59.9250000013853</text:p>
              </table:table-cell>
              <table:table-cell office:value-type="float" office:value="159.679">
                <text:p>159.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150000026566">
                <text:p>2.4150000026566</text:p>
              </table:table-cell>
              <table:table-cell office:value-type="float" office:value="59.8450000034063">
                <text:p>59.8450000034063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5999999636551">
                <text:p>2.15999999636551</text:p>
              </table:table-cell>
              <table:table-cell office:value-type="float" office:value="51.9899999999325">
                <text:p>51.9899999999325</text:p>
              </table:table-cell>
              <table:table-cell office:value-type="float" office:value="135.125">
                <text:p>135.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5500000225147">
                <text:p>1.85500000225147</text:p>
              </table:table-cell>
              <table:table-cell office:value-type="float" office:value="47.4499999982072">
                <text:p>47.4499999982072</text:p>
              </table:table-cell>
              <table:table-cell office:value-type="float" office:value="130.584">
                <text:p>130.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952cm" style:legend-expansion="high" chart:style-name="ch2"/>
        <chart:plot-area chart:style-name="ch3" table:cell-range-address="'bench-vuejs'.B1:'bench-vuejs'.C100" chart:data-source-has-labels="row" svg:x="0.32cm" svg:y="0.18cm" svg:width="13.785cm" svg:height="8.64cm">
          <chartooo:coordinate-region svg:x="1.127cm" svg:y="0.379cm" svg:width="12.978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nch-vuejs'.B2:'bench-vuejs'.B100" chart:label-cell-address="'bench-vuejs'.B1:'bench-vuejs'.B1" chart:class="chart:bar">
            <chart:data-point chart:repeated="99"/>
          </chart:series>
          <chart:series chart:style-name="ch8" chart:values-cell-range-address="'bench-vuejs'.C2:'bench-vuejs'.C100" chart:label-cell-address="'bench-vuejs'.C1:'bench-vuejs'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vuejs'.B1:'bench-vuejs'.B1</svg:desc>
                </draw:g>
              </table:table-cell>
              <table:table-cell office:value-type="string">
                <text:p>react</text:p>
                <draw:g>
                  <svg:desc>'bench-vuejs'.C1:'bench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  <draw:g>
                  <svg:desc>'bench-vuejs'.B2:'bench-vuejs'.B100</svg:desc>
                </draw:g>
              </table:table-cell>
              <table:table-cell office:value-type="float" office:value="175">
                <text:p>175</text:p>
                <draw:g>
                  <svg:desc>'bench-vuejs'.C2:'bench-vuejs'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">
                <text:p>15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">
                <text:p>1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">
                <text:p>1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">
                <text:p>1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">
                <text:p>1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">
                <text:p>1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">
                <text:p>1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">
                <text:p>1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">
                <text:p>15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">
                <text:p>1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">
                <text:p>15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">
                <text:p>1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">
                <text:p>1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">
                <text:p>1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